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8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412cm"/>
    </style:style>
    <style:style style:name="co9" style:family="table-column">
      <style:table-column-properties fo:break-before="auto" style:column-width="11.74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0.736cm"/>
    </style:style>
    <style:style style:name="co13" style:family="table-column">
      <style:table-column-properties fo:break-before="auto" style:column-width="1.076cm"/>
    </style:style>
    <style:style style:name="co14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Heading">
      <style:paragraph-properties fo:margin-left="0cm"/>
    </style:style>
    <style:style style:name="ce4" style:family="table-cell" style:parent-style-name="Default">
      <style:text-properties style:font-name="Courier 10 Pitch1" style:font-name-asian="Droid Sans Fallback" style:font-size-asian="6pt" style:font-name-complex="Lohit Devanagari" style:font-size-complex="6pt"/>
    </style:style>
    <style:style style:name="ce5" style:family="table-cell" style:parent-style-name="Default" style:data-style-name="N11"/>
    <style:style style:name="ce6" style:family="table-cell" style:parent-style-name="Default">
      <style:text-properties style:font-size-asian="6pt" style:font-size-complex="6pt"/>
    </style:style>
  </office:automatic-styles>
  <office:body>
    <office:spreadsheet>
      <table:table table:name="platform_info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_info::platform_info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_info::clear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_info::cmp(platform_info const&amp;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_info::id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_info::profile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form_info::version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tform_info::name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8]=&quot;✓&quot;)+([.D8]=&quot;✓&quot;)+([.E8]=&quot;✓&quot;)+([.F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form_info::vendor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9]=&quot;✓&quot;)+([.D9]=&quot;✓&quot;)+([.E9]=&quot;✓&quot;)+([.F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tform_info::extensions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0]=&quot;✓&quot;)+([.D10]=&quot;✓&quot;)+([.E10]=&quot;✓&quot;)+([.F1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tform_info::set_id(unsigned long va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1]=&quot;✓&quot;)+([.D11]=&quot;✓&quot;)+([.E11]=&quot;✓&quot;)+([.F1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tform_info::set_profile(std::string const&amp; va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2]=&quot;✓&quot;)+([.D12]=&quot;✓&quot;)+([.E12]=&quot;✓&quot;)+([.F1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tform_info::set_version(std::string const&amp; va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3]=&quot;✓&quot;)+([.D13]=&quot;✓&quot;)+([.E13]=&quot;✓&quot;)+([.F1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tform_info::set_name(std::string const&amp; va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4]=&quot;✓&quot;)+([.D14]=&quot;✓&quot;)+([.E14]=&quot;✓&quot;)+([.F1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tform_info::set_vendor(std::string const&amp; va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5]=&quot;✓&quot;)+([.D15]=&quot;✓&quot;)+([.E15]=&quot;✓&quot;)+([.F1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tform_info::set_extensions(std::string const&amp; va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tform_info::clear_id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7]=&quot;✓&quot;)+([.D17]=&quot;✓&quot;)+([.E17]=&quot;✓&quot;)+([.F1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atform_info::clear_profile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8]=&quot;✓&quot;)+([.D18]=&quot;✓&quot;)+([.E18]=&quot;✓&quot;)+([.F1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atform_info::clear_version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9]=&quot;✓&quot;)+([.D19]=&quot;✓&quot;)+([.E19]=&quot;✓&quot;)+([.F1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atform_info::clear_name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0]=&quot;✓&quot;)+([.D20]=&quot;✓&quot;)+([.E20]=&quot;✓&quot;)+([.F2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atform_info::clear_vendor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1]=&quot;✓&quot;)+([.D21]=&quot;✓&quot;)+([.E21]=&quot;✓&quot;)+([.F2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atform_info::clear_extensions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2]=&quot;✓&quot;)+([.D22]=&quot;✓&quot;)+([.E22]=&quot;✓&quot;)+([.F2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atform_info::has_id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3]=&quot;✓&quot;)+([.D23]=&quot;✓&quot;)+([.E23]=&quot;✓&quot;)+([.F2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atform_info::has_profile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4]=&quot;✓&quot;)+([.D24]=&quot;✓&quot;)+([.E24]=&quot;✓&quot;)+([.F2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atform_info::has_version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5]=&quot;✓&quot;)+([.D25]=&quot;✓&quot;)+([.E25]=&quot;✓&quot;)+([.F2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atform_info::has_name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6]=&quot;✓&quot;)+([.D26]=&quot;✓&quot;)+([.E26]=&quot;✓&quot;)+([.F2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atform_info::has_vendor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7]=&quot;✓&quot;)+([.D27]=&quot;✓&quot;)+([.E27]=&quot;✓&quot;)+([.F2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atform_info::has_extensions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8]=&quot;✓&quot;)+([.D28]=&quot;✓&quot;)+([.E28]=&quot;✓&quot;)+([.F2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perator==(platform_info const&amp;, platform_info const&amp;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9]=&quot;✓&quot;)+([.D29]=&quot;✓&quot;)+([.E29]=&quot;✓&quot;)+([.F2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erator!=(platform_info const&amp;, platform_info const&amp;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30]=&quot;✓&quot;)+([.D30]=&quot;✓&quot;)+([.E30]=&quot;✓&quot;)+([.F3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30]" office:value-type="float" office:value="29" calcext:value-type="float">
            <text:p>29</text:p>
          </table:table-cell>
          <table:covered-table-cell table:number-columns-repeated="5"/>
          <table:table-cell table:formula="of:=SUM([.G2:.G30])" office:value-type="float" office:value="87" calcext:value-type="float">
            <text:p>87</text:p>
          </table:table-cell>
          <table:table-cell table:formula="of:=4*[.A33]" office:value-type="float" office:value="116" calcext:value-type="float">
            <text:p>116</text:p>
          </table:table-cell>
          <table:table-cell table:style-name="ce5" table:formula="of:=[.G33]/[.H33]" office:value-type="percentage" office:value="0.75" calcext:value-type="percentage">
            <text:p>75.00%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_query.hpp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_query::platform_query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_query::platform_query(bool flag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_query::select_all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_query::select_none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_query::select_default(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form_query::id_selected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tform_query::profile_selected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8]=&quot;✓&quot;)+([.D8]=&quot;✓&quot;)+([.E8]=&quot;✓&quot;)+([.F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form_query::version_selected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9]=&quot;✓&quot;)+([.D9]=&quot;✓&quot;)+([.E9]=&quot;✓&quot;)+([.F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tform_query::name_selected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0]=&quot;✓&quot;)+([.D10]=&quot;✓&quot;)+([.E10]=&quot;✓&quot;)+([.F1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tform_query::vendor_selected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1]=&quot;✓&quot;)+([.D11]=&quot;✓&quot;)+([.E11]=&quot;✓&quot;)+([.F1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tform_query::extensions_selected() const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2]=&quot;✓&quot;)+([.D12]=&quot;✓&quot;)+([.E12]=&quot;✓&quot;)+([.F1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tform_query::select_id(boo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3]=&quot;✓&quot;)+([.D13]=&quot;✓&quot;)+([.E13]=&quot;✓&quot;)+([.F1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tform_query::select_profile(boo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4]=&quot;✓&quot;)+([.D14]=&quot;✓&quot;)+([.E14]=&quot;✓&quot;)+([.F1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tform_query::select_version(boo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5]=&quot;✓&quot;)+([.D15]=&quot;✓&quot;)+([.E15]=&quot;✓&quot;)+([.F1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tform_query::select_name(boo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tform_query::select_vendor(boo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7]=&quot;✓&quot;)+([.D17]=&quot;✓&quot;)+([.E17]=&quot;✓&quot;)+([.F1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atform_query::select_extensions(bool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8]=&quot;✓&quot;)+([.D18]=&quot;✓&quot;)+([.E18]=&quot;✓&quot;)+([.F1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rator==(platform_query const&amp;, platform_query const&amp;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9]=&quot;✓&quot;)+([.D19]=&quot;✓&quot;)+([.E19]=&quot;✓&quot;)+([.F1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erator!=(platform_query const&amp;, platform_query const&amp;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0]=&quot;✓&quot;)+([.D20]=&quot;✓&quot;)+([.E20]=&quot;✓&quot;)+([.F2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20]" office:value-type="float" office:value="19" calcext:value-type="float">
            <text:p>19</text:p>
          </table:table-cell>
          <table:covered-table-cell table:number-columns-repeated="5"/>
          <table:table-cell table:formula="of:=SUM([.G2:.G20])" office:value-type="float" office:value="57" calcext:value-type="float">
            <text:p>57</text:p>
          </table:table-cell>
          <table:table-cell table:formula="of:=4*[.A23]" office:value-type="float" office:value="76" calcext:value-type="float">
            <text:p>76</text:p>
          </table:table-cell>
          <table:table-cell table:style-name="ce5" table:formula="of:=[.G23]/[.H23]" office:value-type="percentage" office:value="0.75" calcext:value-type="percentage">
            <text:p>75.00%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info.hpp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_info::device_info(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style-name="ce6"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_info::clear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_info::cmp(device_info const&amp;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_info::long i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_info::typ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_info::vendor_i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_info::max_compute_unit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]=&quot;✓&quot;)+([.D8]=&quot;✓&quot;)+([.E8]=&quot;✓&quot;)+([.F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_info::max_work_item_dimension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]=&quot;✓&quot;)+([.D9]=&quot;✓&quot;)+([.E9]=&quot;✓&quot;)+([.F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_info::max_work_group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]=&quot;✓&quot;)+([.D10]=&quot;✓&quot;)+([.E10]=&quot;✓&quot;)+([.F1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_info::max_work_item_siz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]=&quot;✓&quot;)+([.D11]=&quot;✓&quot;)+([.E11]=&quot;✓&quot;)+([.F1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_info::preferred_vector_width_char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]=&quot;✓&quot;)+([.D12]=&quot;✓&quot;)+([.E12]=&quot;✓&quot;)+([.F1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_info::preferred_vector_width_shor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]=&quot;✓&quot;)+([.D13]=&quot;✓&quot;)+([.E13]=&quot;✓&quot;)+([.F1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_info::preferred_vector_width_i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]=&quot;✓&quot;)+([.D14]=&quot;✓&quot;)+([.E14]=&quot;✓&quot;)+([.F1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_info::preferred_vector_width_long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]=&quot;✓&quot;)+([.D15]=&quot;✓&quot;)+([.E15]=&quot;✓&quot;)+([.F1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_info::preferred_vector_width_floa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_info::preferred_vector_width_dou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]=&quot;✓&quot;)+([.D17]=&quot;✓&quot;)+([.E17]=&quot;✓&quot;)+([.F1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_info::max_clock_frequency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]=&quot;✓&quot;)+([.D18]=&quot;✓&quot;)+([.E18]=&quot;✓&quot;)+([.F1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_info::address_bit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]=&quot;✓&quot;)+([.D19]=&quot;✓&quot;)+([.E19]=&quot;✓&quot;)+([.F1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_info::max_read_image_arg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]=&quot;✓&quot;)+([.D20]=&quot;✓&quot;)+([.E20]=&quot;✓&quot;)+([.F2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_info::max_write_image_arg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]=&quot;✓&quot;)+([.D21]=&quot;✓&quot;)+([.E21]=&quot;✓&quot;)+([.F2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_info::max_mem_alloc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]=&quot;✓&quot;)+([.D22]=&quot;✓&quot;)+([.E22]=&quot;✓&quot;)+([.F2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_info::image2d_max_width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]=&quot;✓&quot;)+([.D23]=&quot;✓&quot;)+([.E23]=&quot;✓&quot;)+([.F2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_info::image2d_max_heigh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]=&quot;✓&quot;)+([.D24]=&quot;✓&quot;)+([.E24]=&quot;✓&quot;)+([.F2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_info::image3d_max_width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]=&quot;✓&quot;)+([.D25]=&quot;✓&quot;)+([.E25]=&quot;✓&quot;)+([.F2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_info::image3d_max_heigh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]=&quot;✓&quot;)+([.D26]=&quot;✓&quot;)+([.E26]=&quot;✓&quot;)+([.F2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_info::image3d_max_depth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]=&quot;✓&quot;)+([.D27]=&quot;✓&quot;)+([.E27]=&quot;✓&quot;)+([.F2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vice_info::image_suppor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]=&quot;✓&quot;)+([.D28]=&quot;✓&quot;)+([.E28]=&quot;✓&quot;)+([.F2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vice_info::max_parameter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]=&quot;✓&quot;)+([.D29]=&quot;✓&quot;)+([.E29]=&quot;✓&quot;)+([.F2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vice_info::max_sampler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]=&quot;✓&quot;)+([.D30]=&quot;✓&quot;)+([.E30]=&quot;✓&quot;)+([.F3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ce_info::mem_base_addr_alig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1]=&quot;✓&quot;)+([.D31]=&quot;✓&quot;)+([.E31]=&quot;✓&quot;)+([.F3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vice_info::min_data_type_align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2]=&quot;✓&quot;)+([.D32]=&quot;✓&quot;)+([.E32]=&quot;✓&quot;)+([.F3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vice_info::single_fp_config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3]=&quot;✓&quot;)+([.D33]=&quot;✓&quot;)+([.E33]=&quot;✓&quot;)+([.F3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vice_info::global_mem_cache_typ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4]=&quot;✓&quot;)+([.D34]=&quot;✓&quot;)+([.E34]=&quot;✓&quot;)+([.F3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vice_info::global_mem_cacheline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5]=&quot;✓&quot;)+([.D35]=&quot;✓&quot;)+([.E35]=&quot;✓&quot;)+([.F3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vice_info::global_mem_cache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6]=&quot;✓&quot;)+([.D36]=&quot;✓&quot;)+([.E36]=&quot;✓&quot;)+([.F3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vice_info::global_mem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7]=&quot;✓&quot;)+([.D37]=&quot;✓&quot;)+([.E37]=&quot;✓&quot;)+([.F3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vice_info::max_constant_buffer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8]=&quot;✓&quot;)+([.D38]=&quot;✓&quot;)+([.E38]=&quot;✓&quot;)+([.F3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vice_info::max_constant_arg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9]=&quot;✓&quot;)+([.D39]=&quot;✓&quot;)+([.E39]=&quot;✓&quot;)+([.F3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ce_info::local_mem_typ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0]=&quot;✓&quot;)+([.D40]=&quot;✓&quot;)+([.E40]=&quot;✓&quot;)+([.F4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vice_info::local_mem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1]=&quot;✓&quot;)+([.D41]=&quot;✓&quot;)+([.E41]=&quot;✓&quot;)+([.F4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vice_info::error_correction_suppor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2]=&quot;✓&quot;)+([.D42]=&quot;✓&quot;)+([.E42]=&quot;✓&quot;)+([.F4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vice_info::profiling_timer_resolutio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3]=&quot;✓&quot;)+([.D43]=&quot;✓&quot;)+([.E43]=&quot;✓&quot;)+([.F4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ice_info::endian_litt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4]=&quot;✓&quot;)+([.D44]=&quot;✓&quot;)+([.E44]=&quot;✓&quot;)+([.F4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vice_info::availa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5]=&quot;✓&quot;)+([.D45]=&quot;✓&quot;)+([.E45]=&quot;✓&quot;)+([.F4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vice_info::compiler_availa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6]=&quot;✓&quot;)+([.D46]=&quot;✓&quot;)+([.E46]=&quot;✓&quot;)+([.F4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vice_info::execution_capabiliti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7]=&quot;✓&quot;)+([.D47]=&quot;✓&quot;)+([.E47]=&quot;✓&quot;)+([.F4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vice_info::queue_properti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8]=&quot;✓&quot;)+([.D48]=&quot;✓&quot;)+([.E48]=&quot;✓&quot;)+([.F4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vice_info::nam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9]=&quot;✓&quot;)+([.D49]=&quot;✓&quot;)+([.E49]=&quot;✓&quot;)+([.F4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vice_info::vendor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0]=&quot;✓&quot;)+([.D50]=&quot;✓&quot;)+([.E50]=&quot;✓&quot;)+([.F5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vice_info::driver_versio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1]=&quot;✓&quot;)+([.D51]=&quot;✓&quot;)+([.E51]=&quot;✓&quot;)+([.F5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vice_info::profi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2]=&quot;✓&quot;)+([.D52]=&quot;✓&quot;)+([.E52]=&quot;✓&quot;)+([.F5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vice_info::versio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3]=&quot;✓&quot;)+([.D53]=&quot;✓&quot;)+([.E53]=&quot;✓&quot;)+([.F5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vice_info::extension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4]=&quot;✓&quot;)+([.D54]=&quot;✓&quot;)+([.E54]=&quot;✓&quot;)+([.F5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vice_info::platform_i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5]=&quot;✓&quot;)+([.D55]=&quot;✓&quot;)+([.E55]=&quot;✓&quot;)+([.F5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vice_info::double_fp_config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6]=&quot;✓&quot;)+([.D56]=&quot;✓&quot;)+([.E56]=&quot;✓&quot;)+([.F5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vice_info::preferred_vector_width_half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7]=&quot;✓&quot;)+([.D57]=&quot;✓&quot;)+([.E57]=&quot;✓&quot;)+([.F5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vice_info::host_unified_memory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8]=&quot;✓&quot;)+([.D58]=&quot;✓&quot;)+([.E58]=&quot;✓&quot;)+([.F5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vice_info::native_vector_width_char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9]=&quot;✓&quot;)+([.D59]=&quot;✓&quot;)+([.E59]=&quot;✓&quot;)+([.F5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vice_info::native_vector_width_shor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0]=&quot;✓&quot;)+([.D60]=&quot;✓&quot;)+([.E60]=&quot;✓&quot;)+([.F6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vice_info::native_vector_width_i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1]=&quot;✓&quot;)+([.D61]=&quot;✓&quot;)+([.E61]=&quot;✓&quot;)+([.F6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vice_info::native_vector_width_long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2]=&quot;✓&quot;)+([.D62]=&quot;✓&quot;)+([.E62]=&quot;✓&quot;)+([.F6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vice_info::native_vector_width_floa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3]=&quot;✓&quot;)+([.D63]=&quot;✓&quot;)+([.E63]=&quot;✓&quot;)+([.F6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vice_info::native_vector_width_dou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4]=&quot;✓&quot;)+([.D64]=&quot;✓&quot;)+([.E64]=&quot;✓&quot;)+([.F6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vice_info::native_vector_width_half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5]=&quot;✓&quot;)+([.D65]=&quot;✓&quot;)+([.E65]=&quot;✓&quot;)+([.F6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vice_info::opencl_c_versio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6]=&quot;✓&quot;)+([.D66]=&quot;✓&quot;)+([.E66]=&quot;✓&quot;)+([.F6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vice_info::linker_availa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7]=&quot;✓&quot;)+([.D67]=&quot;✓&quot;)+([.E67]=&quot;✓&quot;)+([.F6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vice_info::built_in_kernel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8]=&quot;✓&quot;)+([.D68]=&quot;✓&quot;)+([.E68]=&quot;✓&quot;)+([.F6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vice_info::image_max_buffer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9]=&quot;✓&quot;)+([.D69]=&quot;✓&quot;)+([.E69]=&quot;✓&quot;)+([.F6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vice_info::image_max_array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0]=&quot;✓&quot;)+([.D70]=&quot;✓&quot;)+([.E70]=&quot;✓&quot;)+([.F7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vice_info::long parent_device_i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1]=&quot;✓&quot;)+([.D71]=&quot;✓&quot;)+([.E71]=&quot;✓&quot;)+([.F7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vice_info::partition_max_sub_devic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2]=&quot;✓&quot;)+([.D72]=&quot;✓&quot;)+([.E72]=&quot;✓&quot;)+([.F7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vice_info::partition_properti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3]=&quot;✓&quot;)+([.D73]=&quot;✓&quot;)+([.E73]=&quot;✓&quot;)+([.F7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vice_info::partition_affinity_domai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4]=&quot;✓&quot;)+([.D74]=&quot;✓&quot;)+([.E74]=&quot;✓&quot;)+([.F7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vice_info::partition_typ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5]=&quot;✓&quot;)+([.D75]=&quot;✓&quot;)+([.E75]=&quot;✓&quot;)+([.F7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vice_info::reference_cou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6]=&quot;✓&quot;)+([.D76]=&quot;✓&quot;)+([.E76]=&quot;✓&quot;)+([.F7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vice_info::preferred_interop_user_sync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7]=&quot;✓&quot;)+([.D77]=&quot;✓&quot;)+([.E77]=&quot;✓&quot;)+([.F7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vice_info::printf_buffer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8]=&quot;✓&quot;)+([.D78]=&quot;✓&quot;)+([.E78]=&quot;✓&quot;)+([.F7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vice_info::image_pitch_alignme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9]=&quot;✓&quot;)+([.D79]=&quot;✓&quot;)+([.E79]=&quot;✓&quot;)+([.F7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vice_info::image_base_address_alignme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0]=&quot;✓&quot;)+([.D80]=&quot;✓&quot;)+([.E80]=&quot;✓&quot;)+([.F8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vice_info::set_id(unsigned long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1]=&quot;✓&quot;)+([.D81]=&quot;✓&quot;)+([.E81]=&quot;✓&quot;)+([.F8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vice_info::set_type(device_typ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2]=&quot;✓&quot;)+([.D82]=&quot;✓&quot;)+([.E82]=&quot;✓&quot;)+([.F8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vice_info::set_vendor_id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3]=&quot;✓&quot;)+([.D83]=&quot;✓&quot;)+([.E83]=&quot;✓&quot;)+([.F8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vice_info::set_max_compute_units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4]=&quot;✓&quot;)+([.D84]=&quot;✓&quot;)+([.E84]=&quot;✓&quot;)+([.F8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vice_info::set_max_work_item_dimensions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5]=&quot;✓&quot;)+([.D85]=&quot;✓&quot;)+([.E85]=&quot;✓&quot;)+([.F8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vice_info::set_max_work_group_size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6]=&quot;✓&quot;)+([.D86]=&quot;✓&quot;)+([.E86]=&quot;✓&quot;)+([.F8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vice_info::set_max_work_item_sizes(std::vector&lt;size_t&gt;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7]=&quot;✓&quot;)+([.D87]=&quot;✓&quot;)+([.E87]=&quot;✓&quot;)+([.F8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vice_info::set_preferred_vector_width_char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8]=&quot;✓&quot;)+([.D88]=&quot;✓&quot;)+([.E88]=&quot;✓&quot;)+([.F8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evice_info::set_preferred_vector_width_shor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9]=&quot;✓&quot;)+([.D89]=&quot;✓&quot;)+([.E89]=&quot;✓&quot;)+([.F8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evice_info::set_preferred_vector_width_in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0]=&quot;✓&quot;)+([.D90]=&quot;✓&quot;)+([.E90]=&quot;✓&quot;)+([.F9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evice_info::set_preferred_vector_width_long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1]=&quot;✓&quot;)+([.D91]=&quot;✓&quot;)+([.E91]=&quot;✓&quot;)+([.F9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vice_info::set_preferred_vector_width_floa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2]=&quot;✓&quot;)+([.D92]=&quot;✓&quot;)+([.E92]=&quot;✓&quot;)+([.F9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vice_info::set_preferred_vector_width_double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3]=&quot;✓&quot;)+([.D93]=&quot;✓&quot;)+([.E93]=&quot;✓&quot;)+([.F9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evice_info::set_max_clock_frequency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4]=&quot;✓&quot;)+([.D94]=&quot;✓&quot;)+([.E94]=&quot;✓&quot;)+([.F9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evice_info::set_address_bits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5]=&quot;✓&quot;)+([.D95]=&quot;✓&quot;)+([.E95]=&quot;✓&quot;)+([.F9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vice_info::set_max_read_image_args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6]=&quot;✓&quot;)+([.D96]=&quot;✓&quot;)+([.E96]=&quot;✓&quot;)+([.F9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evice_info::set_max_write_image_args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7]=&quot;✓&quot;)+([.D97]=&quot;✓&quot;)+([.E97]=&quot;✓&quot;)+([.F9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evice_info::set_max_mem_alloc_size(cl_ulong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8]=&quot;✓&quot;)+([.D98]=&quot;✓&quot;)+([.E98]=&quot;✓&quot;)+([.F9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vice_info::set_image2d_max_width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9]=&quot;✓&quot;)+([.D99]=&quot;✓&quot;)+([.E99]=&quot;✓&quot;)+([.F9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vice_info::set_image2d_max_height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0]=&quot;✓&quot;)+([.D100]=&quot;✓&quot;)+([.E100]=&quot;✓&quot;)+([.F10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vice_info::set_image3d_max_width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1]=&quot;✓&quot;)+([.D101]=&quot;✓&quot;)+([.E101]=&quot;✓&quot;)+([.F10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vice_info::set_image3d_max_height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2]=&quot;✓&quot;)+([.D102]=&quot;✓&quot;)+([.E102]=&quot;✓&quot;)+([.F10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vice_info::set_image3d_max_depth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3]=&quot;✓&quot;)+([.D103]=&quot;✓&quot;)+([.E103]=&quot;✓&quot;)+([.F10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vice_info::set_image_support(cl_bool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4]=&quot;✓&quot;)+([.D104]=&quot;✓&quot;)+([.E104]=&quot;✓&quot;)+([.F10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evice_info::set_max_parameter_size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5]=&quot;✓&quot;)+([.D105]=&quot;✓&quot;)+([.E105]=&quot;✓&quot;)+([.F10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evice_info::set_max_samplers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6]=&quot;✓&quot;)+([.D106]=&quot;✓&quot;)+([.E106]=&quot;✓&quot;)+([.F10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vice_info::set_mem_base_addr_align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7]=&quot;✓&quot;)+([.D107]=&quot;✓&quot;)+([.E107]=&quot;✓&quot;)+([.F10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vice_info::set_min_data_type_align_size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8]=&quot;✓&quot;)+([.D108]=&quot;✓&quot;)+([.E108]=&quot;✓&quot;)+([.F10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vice_info::set_single_fp_config(device_fp_config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9]=&quot;✓&quot;)+([.D109]=&quot;✓&quot;)+([.E109]=&quot;✓&quot;)+([.F10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evice_info::set_global_mem_cache_type(device_mem_cache_typ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0]=&quot;✓&quot;)+([.D110]=&quot;✓&quot;)+([.E110]=&quot;✓&quot;)+([.F11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evice_info::set_global_mem_cacheline_size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1]=&quot;✓&quot;)+([.D111]=&quot;✓&quot;)+([.E111]=&quot;✓&quot;)+([.F11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evice_info::set_global_mem_cache_size(cl_ulong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2]=&quot;✓&quot;)+([.D112]=&quot;✓&quot;)+([.E112]=&quot;✓&quot;)+([.F11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evice_info::set_global_mem_size(cl_ulong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3]=&quot;✓&quot;)+([.D113]=&quot;✓&quot;)+([.E113]=&quot;✓&quot;)+([.F11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evice_info::set_max_constant_buffer_size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4]=&quot;✓&quot;)+([.D114]=&quot;✓&quot;)+([.E114]=&quot;✓&quot;)+([.F11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evice_info::set_max_constant_args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5]=&quot;✓&quot;)+([.D115]=&quot;✓&quot;)+([.E115]=&quot;✓&quot;)+([.F11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vice_info::set_local_mem_type(device_local_mem_typ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6]=&quot;✓&quot;)+([.D116]=&quot;✓&quot;)+([.E116]=&quot;✓&quot;)+([.F1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vice_info::set_local_mem_size(cl_ulong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7]=&quot;✓&quot;)+([.D117]=&quot;✓&quot;)+([.E117]=&quot;✓&quot;)+([.F11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vice_info::set_error_correction_support(cl_bool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8]=&quot;✓&quot;)+([.D118]=&quot;✓&quot;)+([.E118]=&quot;✓&quot;)+([.F11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evice_info::set_profiling_timer_resolution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9]=&quot;✓&quot;)+([.D119]=&quot;✓&quot;)+([.E119]=&quot;✓&quot;)+([.F11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vice_info::set_endian_little(cl_bool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0]=&quot;✓&quot;)+([.D120]=&quot;✓&quot;)+([.E120]=&quot;✓&quot;)+([.F12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evice_info::set_available(cl_bool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1]=&quot;✓&quot;)+([.D121]=&quot;✓&quot;)+([.E121]=&quot;✓&quot;)+([.F12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evice_info::set_compiler_available(cl_bool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2]=&quot;✓&quot;)+([.D122]=&quot;✓&quot;)+([.E122]=&quot;✓&quot;)+([.F12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evice_info::set_execution_capabilities(device_exec_capabilities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3]=&quot;✓&quot;)+([.D123]=&quot;✓&quot;)+([.E123]=&quot;✓&quot;)+([.F12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evice_info::set_queue_properties(command_queue_properties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4]=&quot;✓&quot;)+([.D124]=&quot;✓&quot;)+([.E124]=&quot;✓&quot;)+([.F12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evice_info::set_name(std::string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5]=&quot;✓&quot;)+([.D125]=&quot;✓&quot;)+([.E125]=&quot;✓&quot;)+([.F12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evice_info::set_vendor(std::string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6]=&quot;✓&quot;)+([.D126]=&quot;✓&quot;)+([.E126]=&quot;✓&quot;)+([.F12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evice_info::set_driver_version(std::string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7]=&quot;✓&quot;)+([.D127]=&quot;✓&quot;)+([.E127]=&quot;✓&quot;)+([.F12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evice_info::set_profile(std::string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8]=&quot;✓&quot;)+([.D128]=&quot;✓&quot;)+([.E128]=&quot;✓&quot;)+([.F12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_info::set_version(std::string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9]=&quot;✓&quot;)+([.D129]=&quot;✓&quot;)+([.E129]=&quot;✓&quot;)+([.F12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evice_info::set_extensions(std::string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0]=&quot;✓&quot;)+([.D130]=&quot;✓&quot;)+([.E130]=&quot;✓&quot;)+([.F13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vice_info::set_platform_id(unsigned long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1]=&quot;✓&quot;)+([.D131]=&quot;✓&quot;)+([.E131]=&quot;✓&quot;)+([.F13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evice_info::set_double_fp_config(device_fp_config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2]=&quot;✓&quot;)+([.D132]=&quot;✓&quot;)+([.E132]=&quot;✓&quot;)+([.F13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evice_info::set_preferred_vector_width_half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3]=&quot;✓&quot;)+([.D133]=&quot;✓&quot;)+([.E133]=&quot;✓&quot;)+([.F13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evice_info::set_host_unified_memory(cl_bool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4]=&quot;✓&quot;)+([.D134]=&quot;✓&quot;)+([.E134]=&quot;✓&quot;)+([.F13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vice_info::set_native_vector_width_char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5]=&quot;✓&quot;)+([.D135]=&quot;✓&quot;)+([.E135]=&quot;✓&quot;)+([.F13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evice_info::set_native_vector_width_shor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6]=&quot;✓&quot;)+([.D136]=&quot;✓&quot;)+([.E136]=&quot;✓&quot;)+([.F13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evice_info::set_native_vector_width_in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7]=&quot;✓&quot;)+([.D137]=&quot;✓&quot;)+([.E137]=&quot;✓&quot;)+([.F13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evice_info::set_native_vector_width_long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8]=&quot;✓&quot;)+([.D138]=&quot;✓&quot;)+([.E138]=&quot;✓&quot;)+([.F13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vice_info::set_native_vector_width_floa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9]=&quot;✓&quot;)+([.D139]=&quot;✓&quot;)+([.E139]=&quot;✓&quot;)+([.F13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evice_info::set_native_vector_width_double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0]=&quot;✓&quot;)+([.D140]=&quot;✓&quot;)+([.E140]=&quot;✓&quot;)+([.F14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vice_info::set_native_vector_width_half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1]=&quot;✓&quot;)+([.D141]=&quot;✓&quot;)+([.E141]=&quot;✓&quot;)+([.F14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vice_info::set_opencl_c_version(std::string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2]=&quot;✓&quot;)+([.D142]=&quot;✓&quot;)+([.E142]=&quot;✓&quot;)+([.F14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evice_info::set_linker_available(cl_bool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3]=&quot;✓&quot;)+([.D143]=&quot;✓&quot;)+([.E143]=&quot;✓&quot;)+([.F14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evice_info::set_built_in_kernels(std::string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4]=&quot;✓&quot;)+([.D144]=&quot;✓&quot;)+([.E144]=&quot;✓&quot;)+([.F14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evice_info::set_image_max_buffer_size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5]=&quot;✓&quot;)+([.D145]=&quot;✓&quot;)+([.E145]=&quot;✓&quot;)+([.F14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evice_info::set_image_max_array_size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6]=&quot;✓&quot;)+([.D146]=&quot;✓&quot;)+([.E146]=&quot;✓&quot;)+([.F14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evice_info::set_parent_device_id(unsigned long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7]=&quot;✓&quot;)+([.D147]=&quot;✓&quot;)+([.E147]=&quot;✓&quot;)+([.F14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evice_info::set_partition_max_sub_devices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8]=&quot;✓&quot;)+([.D148]=&quot;✓&quot;)+([.E148]=&quot;✓&quot;)+([.F14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vice_info::set_partition_properties(std::vector&lt;device_partition_property_t&gt;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9]=&quot;✓&quot;)+([.D149]=&quot;✓&quot;)+([.E149]=&quot;✓&quot;)+([.F14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evice_info::set_partition_affinity_domain(device_affinity_domain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0]=&quot;✓&quot;)+([.D150]=&quot;✓&quot;)+([.E150]=&quot;✓&quot;)+([.F15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evice_info::set_partition_type(std::vector&lt;device_partition_property_t&gt; const&amp;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1]=&quot;✓&quot;)+([.D151]=&quot;✓&quot;)+([.E151]=&quot;✓&quot;)+([.F15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vice_info::set_reference_coun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2]=&quot;✓&quot;)+([.D152]=&quot;✓&quot;)+([.E152]=&quot;✓&quot;)+([.F15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evice_info::set_preferred_interop_user_sync(cl_bool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3]=&quot;✓&quot;)+([.D153]=&quot;✓&quot;)+([.E153]=&quot;✓&quot;)+([.F15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vice_info::set_printf_buffer_size(size_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4]=&quot;✓&quot;)+([.D154]=&quot;✓&quot;)+([.E154]=&quot;✓&quot;)+([.F15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evice_info::set_image_pitch_alignmen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5]=&quot;✓&quot;)+([.D155]=&quot;✓&quot;)+([.E155]=&quot;✓&quot;)+([.F15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evice_info::set_image_base_address_alignment(cl_uint va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6]=&quot;✓&quot;)+([.D156]=&quot;✓&quot;)+([.E156]=&quot;✓&quot;)+([.F15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evice_info::clear_id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7]=&quot;✓&quot;)+([.D157]=&quot;✓&quot;)+([.E157]=&quot;✓&quot;)+([.F15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evice_info::clear_typ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8]=&quot;✓&quot;)+([.D158]=&quot;✓&quot;)+([.E158]=&quot;✓&quot;)+([.F15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vice_info::clear_vendor_id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9]=&quot;✓&quot;)+([.D159]=&quot;✓&quot;)+([.E159]=&quot;✓&quot;)+([.F15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evice_info::clear_max_compute_unit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0]=&quot;✓&quot;)+([.D160]=&quot;✓&quot;)+([.E160]=&quot;✓&quot;)+([.F16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evice_info::clear_max_work_item_dimension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1]=&quot;✓&quot;)+([.D161]=&quot;✓&quot;)+([.E161]=&quot;✓&quot;)+([.F16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evice_info::clear_max_work_group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2]=&quot;✓&quot;)+([.D162]=&quot;✓&quot;)+([.E162]=&quot;✓&quot;)+([.F16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evice_info::clear_max_work_item_size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3]=&quot;✓&quot;)+([.D163]=&quot;✓&quot;)+([.E163]=&quot;✓&quot;)+([.F16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evice_info::clear_preferred_vector_width_char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4]=&quot;✓&quot;)+([.D164]=&quot;✓&quot;)+([.E164]=&quot;✓&quot;)+([.F16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evice_info::clear_preferred_vector_width_shor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5]=&quot;✓&quot;)+([.D165]=&quot;✓&quot;)+([.E165]=&quot;✓&quot;)+([.F16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evice_info::clear_preferred_vector_width_in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6]=&quot;✓&quot;)+([.D166]=&quot;✓&quot;)+([.E166]=&quot;✓&quot;)+([.F16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evice_info::clear_preferred_vector_width_long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7]=&quot;✓&quot;)+([.D167]=&quot;✓&quot;)+([.E167]=&quot;✓&quot;)+([.F16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evice_info::clear_preferred_vector_width_floa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8]=&quot;✓&quot;)+([.D168]=&quot;✓&quot;)+([.E168]=&quot;✓&quot;)+([.F16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evice_info::clear_preferred_vector_width_doubl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9]=&quot;✓&quot;)+([.D169]=&quot;✓&quot;)+([.E169]=&quot;✓&quot;)+([.F16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evice_info::clear_max_clock_frequency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0]=&quot;✓&quot;)+([.D170]=&quot;✓&quot;)+([.E170]=&quot;✓&quot;)+([.F17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device_info::clear_address_bit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1]=&quot;✓&quot;)+([.D171]=&quot;✓&quot;)+([.E171]=&quot;✓&quot;)+([.F17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evice_info::clear_max_read_image_arg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2]=&quot;✓&quot;)+([.D172]=&quot;✓&quot;)+([.E172]=&quot;✓&quot;)+([.F17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evice_info::clear_max_write_image_arg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3]=&quot;✓&quot;)+([.D173]=&quot;✓&quot;)+([.E173]=&quot;✓&quot;)+([.F17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evice_info::clear_max_mem_alloc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4]=&quot;✓&quot;)+([.D174]=&quot;✓&quot;)+([.E174]=&quot;✓&quot;)+([.F17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evice_info::clear_image2d_max_width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5]=&quot;✓&quot;)+([.D175]=&quot;✓&quot;)+([.E175]=&quot;✓&quot;)+([.F17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evice_info::clear_image2d_max_heigh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6]=&quot;✓&quot;)+([.D176]=&quot;✓&quot;)+([.E176]=&quot;✓&quot;)+([.F17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evice_info::clear_image3d_max_width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7]=&quot;✓&quot;)+([.D177]=&quot;✓&quot;)+([.E177]=&quot;✓&quot;)+([.F17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evice_info::clear_image3d_max_heigh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8]=&quot;✓&quot;)+([.D178]=&quot;✓&quot;)+([.E178]=&quot;✓&quot;)+([.F17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evice_info::clear_image3d_max_depth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9]=&quot;✓&quot;)+([.D179]=&quot;✓&quot;)+([.E179]=&quot;✓&quot;)+([.F17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evice_info::clear_image_suppor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0]=&quot;✓&quot;)+([.D180]=&quot;✓&quot;)+([.E180]=&quot;✓&quot;)+([.F18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evice_info::clear_max_parameter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1]=&quot;✓&quot;)+([.D181]=&quot;✓&quot;)+([.E181]=&quot;✓&quot;)+([.F18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vice_info::clear_max_sampler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2]=&quot;✓&quot;)+([.D182]=&quot;✓&quot;)+([.E182]=&quot;✓&quot;)+([.F18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evice_info::clear_mem_base_addr_align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3]=&quot;✓&quot;)+([.D183]=&quot;✓&quot;)+([.E183]=&quot;✓&quot;)+([.F18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evice_info::clear_min_data_type_align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4]=&quot;✓&quot;)+([.D184]=&quot;✓&quot;)+([.E184]=&quot;✓&quot;)+([.F18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evice_info::clear_single_fp_config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5]=&quot;✓&quot;)+([.D185]=&quot;✓&quot;)+([.E185]=&quot;✓&quot;)+([.F18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vice_info::clear_global_mem_cache_typ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6]=&quot;✓&quot;)+([.D186]=&quot;✓&quot;)+([.E186]=&quot;✓&quot;)+([.F18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vice_info::clear_global_mem_cacheline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7]=&quot;✓&quot;)+([.D187]=&quot;✓&quot;)+([.E187]=&quot;✓&quot;)+([.F18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evice_info::clear_global_mem_cache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8]=&quot;✓&quot;)+([.D188]=&quot;✓&quot;)+([.E188]=&quot;✓&quot;)+([.F18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evice_info::clear_global_mem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9]=&quot;✓&quot;)+([.D189]=&quot;✓&quot;)+([.E189]=&quot;✓&quot;)+([.F18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vice_info::clear_max_constant_buffer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0]=&quot;✓&quot;)+([.D190]=&quot;✓&quot;)+([.E190]=&quot;✓&quot;)+([.F19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vice_info::clear_max_constant_arg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1]=&quot;✓&quot;)+([.D191]=&quot;✓&quot;)+([.E191]=&quot;✓&quot;)+([.F19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vice_info::clear_local_mem_typ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2]=&quot;✓&quot;)+([.D192]=&quot;✓&quot;)+([.E192]=&quot;✓&quot;)+([.F19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evice_info::clear_local_mem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3]=&quot;✓&quot;)+([.D193]=&quot;✓&quot;)+([.E193]=&quot;✓&quot;)+([.F19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vice_info::clear_error_correction_suppor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4]=&quot;✓&quot;)+([.D194]=&quot;✓&quot;)+([.E194]=&quot;✓&quot;)+([.F19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vice_info::clear_profiling_timer_resolution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5]=&quot;✓&quot;)+([.D195]=&quot;✓&quot;)+([.E195]=&quot;✓&quot;)+([.F19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vice_info::clear_endian_littl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6]=&quot;✓&quot;)+([.D196]=&quot;✓&quot;)+([.E196]=&quot;✓&quot;)+([.F19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vice_info::clear_availabl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7]=&quot;✓&quot;)+([.D197]=&quot;✓&quot;)+([.E197]=&quot;✓&quot;)+([.F19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vice_info::clear_compiler_availabl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8]=&quot;✓&quot;)+([.D198]=&quot;✓&quot;)+([.E198]=&quot;✓&quot;)+([.F19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evice_info::clear_execution_capabilitie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9]=&quot;✓&quot;)+([.D199]=&quot;✓&quot;)+([.E199]=&quot;✓&quot;)+([.F19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evice_info::clear_queue_propertie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0]=&quot;✓&quot;)+([.D200]=&quot;✓&quot;)+([.E200]=&quot;✓&quot;)+([.F20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evice_info::clear_nam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1]=&quot;✓&quot;)+([.D201]=&quot;✓&quot;)+([.E201]=&quot;✓&quot;)+([.F20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evice_info::clear_vendor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2]=&quot;✓&quot;)+([.D202]=&quot;✓&quot;)+([.E202]=&quot;✓&quot;)+([.F20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device_info::clear_driver_version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3]=&quot;✓&quot;)+([.D203]=&quot;✓&quot;)+([.E203]=&quot;✓&quot;)+([.F20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evice_info::clear_profil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4]=&quot;✓&quot;)+([.D204]=&quot;✓&quot;)+([.E204]=&quot;✓&quot;)+([.F20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evice_info::clear_version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5]=&quot;✓&quot;)+([.D205]=&quot;✓&quot;)+([.E205]=&quot;✓&quot;)+([.F20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vice_info::clear_extension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6]=&quot;✓&quot;)+([.D206]=&quot;✓&quot;)+([.E206]=&quot;✓&quot;)+([.F20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evice_info::clear_platform_id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7]=&quot;✓&quot;)+([.D207]=&quot;✓&quot;)+([.E207]=&quot;✓&quot;)+([.F20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evice_info::clear_double_fp_config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8]=&quot;✓&quot;)+([.D208]=&quot;✓&quot;)+([.E208]=&quot;✓&quot;)+([.F20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evice_info::clear_preferred_vector_width_half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9]=&quot;✓&quot;)+([.D209]=&quot;✓&quot;)+([.E209]=&quot;✓&quot;)+([.F20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evice_info::clear_host_unified_memory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0]=&quot;✓&quot;)+([.D210]=&quot;✓&quot;)+([.E210]=&quot;✓&quot;)+([.F21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evice_info::clear_native_vector_width_char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1]=&quot;✓&quot;)+([.D211]=&quot;✓&quot;)+([.E211]=&quot;✓&quot;)+([.F21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evice_info::clear_native_vector_width_shor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2]=&quot;✓&quot;)+([.D212]=&quot;✓&quot;)+([.E212]=&quot;✓&quot;)+([.F21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evice_info::clear_native_vector_width_in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3]=&quot;✓&quot;)+([.D213]=&quot;✓&quot;)+([.E213]=&quot;✓&quot;)+([.F21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vice_info::clear_native_vector_width_long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4]=&quot;✓&quot;)+([.D214]=&quot;✓&quot;)+([.E214]=&quot;✓&quot;)+([.F21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evice_info::clear_native_vector_width_floa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5]=&quot;✓&quot;)+([.D215]=&quot;✓&quot;)+([.E215]=&quot;✓&quot;)+([.F21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evice_info::clear_native_vector_width_doubl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6]=&quot;✓&quot;)+([.D216]=&quot;✓&quot;)+([.E216]=&quot;✓&quot;)+([.F2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evice_info::clear_native_vector_width_half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7]=&quot;✓&quot;)+([.D217]=&quot;✓&quot;)+([.E217]=&quot;✓&quot;)+([.F21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device_info::clear_opencl_c_version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8]=&quot;✓&quot;)+([.D218]=&quot;✓&quot;)+([.E218]=&quot;✓&quot;)+([.F21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evice_info::clear_linker_availabl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9]=&quot;✓&quot;)+([.D219]=&quot;✓&quot;)+([.E219]=&quot;✓&quot;)+([.F21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evice_info::clear_built_in_kernel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0]=&quot;✓&quot;)+([.D220]=&quot;✓&quot;)+([.E220]=&quot;✓&quot;)+([.F22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evice_info::clear_image_max_buffer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1]=&quot;✓&quot;)+([.D221]=&quot;✓&quot;)+([.E221]=&quot;✓&quot;)+([.F22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evice_info::clear_image_max_array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2]=&quot;✓&quot;)+([.D222]=&quot;✓&quot;)+([.E222]=&quot;✓&quot;)+([.F22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vice_info::clear_parent_device_id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3]=&quot;✓&quot;)+([.D223]=&quot;✓&quot;)+([.E223]=&quot;✓&quot;)+([.F22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evice_info::clear_partition_max_sub_device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4]=&quot;✓&quot;)+([.D224]=&quot;✓&quot;)+([.E224]=&quot;✓&quot;)+([.F22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evice_info::clear_partition_properties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5]=&quot;✓&quot;)+([.D225]=&quot;✓&quot;)+([.E225]=&quot;✓&quot;)+([.F22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vice_info::clear_partition_affinity_domain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6]=&quot;✓&quot;)+([.D226]=&quot;✓&quot;)+([.E226]=&quot;✓&quot;)+([.F22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evice_info::clear_partition_typ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7]=&quot;✓&quot;)+([.D227]=&quot;✓&quot;)+([.E227]=&quot;✓&quot;)+([.F22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evice_info::clear_reference_coun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8]=&quot;✓&quot;)+([.D228]=&quot;✓&quot;)+([.E228]=&quot;✓&quot;)+([.F22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evice_info::clear_preferred_interop_user_sync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9]=&quot;✓&quot;)+([.D229]=&quot;✓&quot;)+([.E229]=&quot;✓&quot;)+([.F22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vice_info::clear_printf_buffer_size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0]=&quot;✓&quot;)+([.D230]=&quot;✓&quot;)+([.E230]=&quot;✓&quot;)+([.F23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evice_info::clear_image_pitch_alignmen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1]=&quot;✓&quot;)+([.D231]=&quot;✓&quot;)+([.E231]=&quot;✓&quot;)+([.F23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evice_info::clear_image_base_address_alignment(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2]=&quot;✓&quot;)+([.D232]=&quot;✓&quot;)+([.E232]=&quot;✓&quot;)+([.F23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evice_info::has_i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3]=&quot;✓&quot;)+([.D233]=&quot;✓&quot;)+([.E233]=&quot;✓&quot;)+([.F23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evice_info::has_typ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4]=&quot;✓&quot;)+([.D234]=&quot;✓&quot;)+([.E234]=&quot;✓&quot;)+([.F23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evice_info::has_vendor_i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5]=&quot;✓&quot;)+([.D235]=&quot;✓&quot;)+([.E235]=&quot;✓&quot;)+([.F23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evice_info::has_max_compute_unit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6]=&quot;✓&quot;)+([.D236]=&quot;✓&quot;)+([.E236]=&quot;✓&quot;)+([.F23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evice_info::has_max_work_item_dimension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7]=&quot;✓&quot;)+([.D237]=&quot;✓&quot;)+([.E237]=&quot;✓&quot;)+([.F23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evice_info::has_max_work_group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8]=&quot;✓&quot;)+([.D238]=&quot;✓&quot;)+([.E238]=&quot;✓&quot;)+([.F23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evice_info::has_max_work_item_siz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9]=&quot;✓&quot;)+([.D239]=&quot;✓&quot;)+([.E239]=&quot;✓&quot;)+([.F23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device_info::has_preferred_vector_width_char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0]=&quot;✓&quot;)+([.D240]=&quot;✓&quot;)+([.E240]=&quot;✓&quot;)+([.F24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evice_info::has_preferred_vector_width_shor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1]=&quot;✓&quot;)+([.D241]=&quot;✓&quot;)+([.E241]=&quot;✓&quot;)+([.F24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evice_info::has_preferred_vector_width_i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2]=&quot;✓&quot;)+([.D242]=&quot;✓&quot;)+([.E242]=&quot;✓&quot;)+([.F24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evice_info::has_preferred_vector_width_long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3]=&quot;✓&quot;)+([.D243]=&quot;✓&quot;)+([.E243]=&quot;✓&quot;)+([.F24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evice_info::has_preferred_vector_width_floa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4]=&quot;✓&quot;)+([.D244]=&quot;✓&quot;)+([.E244]=&quot;✓&quot;)+([.F24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evice_info::has_preferred_vector_width_dou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5]=&quot;✓&quot;)+([.D245]=&quot;✓&quot;)+([.E245]=&quot;✓&quot;)+([.F24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device_info::has_max_clock_frequency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6]=&quot;✓&quot;)+([.D246]=&quot;✓&quot;)+([.E246]=&quot;✓&quot;)+([.F24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evice_info::has_address_bit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7]=&quot;✓&quot;)+([.D247]=&quot;✓&quot;)+([.E247]=&quot;✓&quot;)+([.F24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evice_info::has_max_read_image_arg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8]=&quot;✓&quot;)+([.D248]=&quot;✓&quot;)+([.E248]=&quot;✓&quot;)+([.F24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evice_info::has_max_write_image_arg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9]=&quot;✓&quot;)+([.D249]=&quot;✓&quot;)+([.E249]=&quot;✓&quot;)+([.F24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evice_info::has_max_mem_alloc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0]=&quot;✓&quot;)+([.D250]=&quot;✓&quot;)+([.E250]=&quot;✓&quot;)+([.F25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device_info::has_image2d_max_width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1]=&quot;✓&quot;)+([.D251]=&quot;✓&quot;)+([.E251]=&quot;✓&quot;)+([.F25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evice_info::has_image2d_max_heigh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2]=&quot;✓&quot;)+([.D252]=&quot;✓&quot;)+([.E252]=&quot;✓&quot;)+([.F25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evice_info::has_image3d_max_width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3]=&quot;✓&quot;)+([.D253]=&quot;✓&quot;)+([.E253]=&quot;✓&quot;)+([.F25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evice_info::has_image3d_max_heigh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4]=&quot;✓&quot;)+([.D254]=&quot;✓&quot;)+([.E254]=&quot;✓&quot;)+([.F25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evice_info::has_image3d_max_depth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5]=&quot;✓&quot;)+([.D255]=&quot;✓&quot;)+([.E255]=&quot;✓&quot;)+([.F25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evice_info::has_image_suppor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6]=&quot;✓&quot;)+([.D256]=&quot;✓&quot;)+([.E256]=&quot;✓&quot;)+([.F25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evice_info::has_max_parameter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7]=&quot;✓&quot;)+([.D257]=&quot;✓&quot;)+([.E257]=&quot;✓&quot;)+([.F25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evice_info::has_max_sampler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8]=&quot;✓&quot;)+([.D258]=&quot;✓&quot;)+([.E258]=&quot;✓&quot;)+([.F25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device_info::has_mem_base_addr_alig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9]=&quot;✓&quot;)+([.D259]=&quot;✓&quot;)+([.E259]=&quot;✓&quot;)+([.F25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evice_info::has_min_data_type_align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0]=&quot;✓&quot;)+([.D260]=&quot;✓&quot;)+([.E260]=&quot;✓&quot;)+([.F26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evice_info::has_single_fp_config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1]=&quot;✓&quot;)+([.D261]=&quot;✓&quot;)+([.E261]=&quot;✓&quot;)+([.F26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evice_info::has_global_mem_cache_typ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2]=&quot;✓&quot;)+([.D262]=&quot;✓&quot;)+([.E262]=&quot;✓&quot;)+([.F26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evice_info::has_global_mem_cacheline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3]=&quot;✓&quot;)+([.D263]=&quot;✓&quot;)+([.E263]=&quot;✓&quot;)+([.F26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evice_info::has_global_mem_cache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4]=&quot;✓&quot;)+([.D264]=&quot;✓&quot;)+([.E264]=&quot;✓&quot;)+([.F26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vice_info::has_global_mem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5]=&quot;✓&quot;)+([.D265]=&quot;✓&quot;)+([.E265]=&quot;✓&quot;)+([.F26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vice_info::has_max_constant_buffer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6]=&quot;✓&quot;)+([.D266]=&quot;✓&quot;)+([.E266]=&quot;✓&quot;)+([.F26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evice_info::has_max_constant_arg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7]=&quot;✓&quot;)+([.D267]=&quot;✓&quot;)+([.E267]=&quot;✓&quot;)+([.F26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evice_info::has_local_mem_typ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8]=&quot;✓&quot;)+([.D268]=&quot;✓&quot;)+([.E268]=&quot;✓&quot;)+([.F26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evice_info::has_local_mem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9]=&quot;✓&quot;)+([.D269]=&quot;✓&quot;)+([.E269]=&quot;✓&quot;)+([.F26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evice_info::has_error_correction_suppor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0]=&quot;✓&quot;)+([.D270]=&quot;✓&quot;)+([.E270]=&quot;✓&quot;)+([.F27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evice_info::has_profiling_timer_resolutio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1]=&quot;✓&quot;)+([.D271]=&quot;✓&quot;)+([.E271]=&quot;✓&quot;)+([.F27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vice_info::has_endian_litt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2]=&quot;✓&quot;)+([.D272]=&quot;✓&quot;)+([.E272]=&quot;✓&quot;)+([.F27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evice_info::has_availa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3]=&quot;✓&quot;)+([.D273]=&quot;✓&quot;)+([.E273]=&quot;✓&quot;)+([.F27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evice_info::has_compiler_availa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4]=&quot;✓&quot;)+([.D274]=&quot;✓&quot;)+([.E274]=&quot;✓&quot;)+([.F27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evice_info::has_execution_capabiliti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5]=&quot;✓&quot;)+([.D275]=&quot;✓&quot;)+([.E275]=&quot;✓&quot;)+([.F27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evice_info::has_queue_properti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6]=&quot;✓&quot;)+([.D276]=&quot;✓&quot;)+([.E276]=&quot;✓&quot;)+([.F27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vice_info::has_nam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7]=&quot;✓&quot;)+([.D277]=&quot;✓&quot;)+([.E277]=&quot;✓&quot;)+([.F27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vice_info::has_vendor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8]=&quot;✓&quot;)+([.D278]=&quot;✓&quot;)+([.E278]=&quot;✓&quot;)+([.F27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evice_info::has_driver_versio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9]=&quot;✓&quot;)+([.D279]=&quot;✓&quot;)+([.E279]=&quot;✓&quot;)+([.F27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evice_info::has_profi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0]=&quot;✓&quot;)+([.D280]=&quot;✓&quot;)+([.E280]=&quot;✓&quot;)+([.F28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evice_info::has_versio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1]=&quot;✓&quot;)+([.D281]=&quot;✓&quot;)+([.E281]=&quot;✓&quot;)+([.F28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evice_info::has_extension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2]=&quot;✓&quot;)+([.D282]=&quot;✓&quot;)+([.E282]=&quot;✓&quot;)+([.F28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evice_info::has_platform_i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3]=&quot;✓&quot;)+([.D283]=&quot;✓&quot;)+([.E283]=&quot;✓&quot;)+([.F28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evice_info::has_double_fp_config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4]=&quot;✓&quot;)+([.D284]=&quot;✓&quot;)+([.E284]=&quot;✓&quot;)+([.F28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evice_info::has_preferred_vector_width_half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5]=&quot;✓&quot;)+([.D285]=&quot;✓&quot;)+([.E285]=&quot;✓&quot;)+([.F28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evice_info::has_host_unified_memory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6]=&quot;✓&quot;)+([.D286]=&quot;✓&quot;)+([.E286]=&quot;✓&quot;)+([.F28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evice_info::has_native_vector_width_char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7]=&quot;✓&quot;)+([.D287]=&quot;✓&quot;)+([.E287]=&quot;✓&quot;)+([.F28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evice_info::has_native_vector_width_shor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8]=&quot;✓&quot;)+([.D288]=&quot;✓&quot;)+([.E288]=&quot;✓&quot;)+([.F28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vice_info::has_native_vector_width_i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9]=&quot;✓&quot;)+([.D289]=&quot;✓&quot;)+([.E289]=&quot;✓&quot;)+([.F28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evice_info::has_native_vector_width_long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0]=&quot;✓&quot;)+([.D290]=&quot;✓&quot;)+([.E290]=&quot;✓&quot;)+([.F29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vice_info::has_native_vector_width_floa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1]=&quot;✓&quot;)+([.D291]=&quot;✓&quot;)+([.E291]=&quot;✓&quot;)+([.F29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evice_info::has_native_vector_width_dou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2]=&quot;✓&quot;)+([.D292]=&quot;✓&quot;)+([.E292]=&quot;✓&quot;)+([.F29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evice_info::has_native_vector_width_half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3]=&quot;✓&quot;)+([.D293]=&quot;✓&quot;)+([.E293]=&quot;✓&quot;)+([.F29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vice_info::has_opencl_c_versio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4]=&quot;✓&quot;)+([.D294]=&quot;✓&quot;)+([.E294]=&quot;✓&quot;)+([.F29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evice_info::has_linker_availabl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5]=&quot;✓&quot;)+([.D295]=&quot;✓&quot;)+([.E295]=&quot;✓&quot;)+([.F29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vice_info::has_built_in_kernel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6]=&quot;✓&quot;)+([.D296]=&quot;✓&quot;)+([.E296]=&quot;✓&quot;)+([.F29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evice_info::has_image_max_buffer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7]=&quot;✓&quot;)+([.D297]=&quot;✓&quot;)+([.E297]=&quot;✓&quot;)+([.F29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vice_info::has_image_max_array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8]=&quot;✓&quot;)+([.D298]=&quot;✓&quot;)+([.E298]=&quot;✓&quot;)+([.F29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evice_info::has_parent_device_i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9]=&quot;✓&quot;)+([.D299]=&quot;✓&quot;)+([.E299]=&quot;✓&quot;)+([.F29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vice_info::has_partition_max_sub_devic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0]=&quot;✓&quot;)+([.D300]=&quot;✓&quot;)+([.E300]=&quot;✓&quot;)+([.F30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evice_info::has_partition_properties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1]=&quot;✓&quot;)+([.D301]=&quot;✓&quot;)+([.E301]=&quot;✓&quot;)+([.F30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vice_info::has_partition_affinity_domain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2]=&quot;✓&quot;)+([.D302]=&quot;✓&quot;)+([.E302]=&quot;✓&quot;)+([.F30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device_info::has_partition_typ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3]=&quot;✓&quot;)+([.D303]=&quot;✓&quot;)+([.E303]=&quot;✓&quot;)+([.F30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vice_info::has_reference_cou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4]=&quot;✓&quot;)+([.D304]=&quot;✓&quot;)+([.E304]=&quot;✓&quot;)+([.F30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evice_info::has_preferred_interop_user_sync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5]=&quot;✓&quot;)+([.D305]=&quot;✓&quot;)+([.E305]=&quot;✓&quot;)+([.F30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device_info::has_printf_buffer_size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6]=&quot;✓&quot;)+([.D306]=&quot;✓&quot;)+([.E306]=&quot;✓&quot;)+([.F30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vice_info::has_image_pitch_alignme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7]=&quot;✓&quot;)+([.D307]=&quot;✓&quot;)+([.E307]=&quot;✓&quot;)+([.F30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evice_info::has_image_base_address_alignment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8]=&quot;✓&quot;)+([.D308]=&quot;✓&quot;)+([.E308]=&quot;✓&quot;)+([.F30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operator==(device_info const&amp;, device_info const&amp;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9]=&quot;✓&quot;)+([.D309]=&quot;✓&quot;)+([.E309]=&quot;✓&quot;)+([.F30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operator!=(device info const&amp;, device_info const&amp;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10]=&quot;✓&quot;)+([.D310]=&quot;✓&quot;)+([.E310]=&quot;✓&quot;)+([.F31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310]" office:value-type="float" office:value="309" calcext:value-type="float">
            <text:p>309</text:p>
          </table:table-cell>
          <table:covered-table-cell table:number-columns-repeated="5"/>
          <table:table-cell table:formula="of:=SUM([.G2:.G310])" office:value-type="float" office:value="927" calcext:value-type="float">
            <text:p>927</text:p>
          </table:table-cell>
          <table:table-cell table:formula="of:=4*[.A313]" office:value-type="float" office:value="1236" calcext:value-type="float">
            <text:p>1236</text:p>
          </table:table-cell>
          <table:table-cell table:style-name="ce5" table:formula="of:=[.G313]/[.H313]" office:value-type="percentage" office:value="0.75" calcext:value-type="percentage">
            <text:p>75.00%</text:p>
          </table:table-cell>
          <table:table-cell table:number-columns-repeated="1015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query.hpp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_query::device_query(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style-name="ce6"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_query::device_query(bool flag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_query::select_all() 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_query::select_none() 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_query::select_default() 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_query::restrict_to(int major, int minor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_query::id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]=&quot;✓&quot;)+([.D8]=&quot;✓&quot;)+([.E8]=&quot;✓&quot;)+([.F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_query::typ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]=&quot;✓&quot;)+([.D9]=&quot;✓&quot;)+([.E9]=&quot;✓&quot;)+([.F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_query::vendor_id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]=&quot;✓&quot;)+([.D10]=&quot;✓&quot;)+([.E10]=&quot;✓&quot;)+([.F1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_query::max_compute_unit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]=&quot;✓&quot;)+([.D11]=&quot;✓&quot;)+([.E11]=&quot;✓&quot;)+([.F1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_query::max_work_item_dimension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]=&quot;✓&quot;)+([.D12]=&quot;✓&quot;)+([.E12]=&quot;✓&quot;)+([.F1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_query::max_work_group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]=&quot;✓&quot;)+([.D13]=&quot;✓&quot;)+([.E13]=&quot;✓&quot;)+([.F1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_query::max_work_item_size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]=&quot;✓&quot;)+([.D14]=&quot;✓&quot;)+([.E14]=&quot;✓&quot;)+([.F1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_query::preferred_vector_width_char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]=&quot;✓&quot;)+([.D15]=&quot;✓&quot;)+([.E15]=&quot;✓&quot;)+([.F1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_query::preferred_vector_width_shor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_query::preferred_vector_width_in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7]=&quot;✓&quot;)+([.D17]=&quot;✓&quot;)+([.E17]=&quot;✓&quot;)+([.F1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_query::preferred_vector_width_long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8]=&quot;✓&quot;)+([.D18]=&quot;✓&quot;)+([.E18]=&quot;✓&quot;)+([.F1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_query::preferred_vector_width_floa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9]=&quot;✓&quot;)+([.D19]=&quot;✓&quot;)+([.E19]=&quot;✓&quot;)+([.F1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_query::preferred_vector_width_doubl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0]=&quot;✓&quot;)+([.D20]=&quot;✓&quot;)+([.E20]=&quot;✓&quot;)+([.F2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_query::max_clock_frequency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1]=&quot;✓&quot;)+([.D21]=&quot;✓&quot;)+([.E21]=&quot;✓&quot;)+([.F2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_query::address_bit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2]=&quot;✓&quot;)+([.D22]=&quot;✓&quot;)+([.E22]=&quot;✓&quot;)+([.F2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_query::max_read_image_arg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3]=&quot;✓&quot;)+([.D23]=&quot;✓&quot;)+([.E23]=&quot;✓&quot;)+([.F2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_query::max_write_image_arg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4]=&quot;✓&quot;)+([.D24]=&quot;✓&quot;)+([.E24]=&quot;✓&quot;)+([.F2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_query::max_mem_alloc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5]=&quot;✓&quot;)+([.D25]=&quot;✓&quot;)+([.E25]=&quot;✓&quot;)+([.F2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_query::image2d_max_width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6]=&quot;✓&quot;)+([.D26]=&quot;✓&quot;)+([.E26]=&quot;✓&quot;)+([.F2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_query::image2d_max_heigh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7]=&quot;✓&quot;)+([.D27]=&quot;✓&quot;)+([.E27]=&quot;✓&quot;)+([.F2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vice_query::image3d_max_width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8]=&quot;✓&quot;)+([.D28]=&quot;✓&quot;)+([.E28]=&quot;✓&quot;)+([.F2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vice_query::image3d_max_heigh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29]=&quot;✓&quot;)+([.D29]=&quot;✓&quot;)+([.E29]=&quot;✓&quot;)+([.F2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vice_query::image3d_max_depth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0]=&quot;✓&quot;)+([.D30]=&quot;✓&quot;)+([.E30]=&quot;✓&quot;)+([.F3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ce_query::image_suppor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1]=&quot;✓&quot;)+([.D31]=&quot;✓&quot;)+([.E31]=&quot;✓&quot;)+([.F3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vice_query::max_parameter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2]=&quot;✓&quot;)+([.D32]=&quot;✓&quot;)+([.E32]=&quot;✓&quot;)+([.F3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vice_query::max_sampler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3]=&quot;✓&quot;)+([.D33]=&quot;✓&quot;)+([.E33]=&quot;✓&quot;)+([.F3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vice_query::mem_base_addr_align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4]=&quot;✓&quot;)+([.D34]=&quot;✓&quot;)+([.E34]=&quot;✓&quot;)+([.F3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vice_query::min_data_type_align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5]=&quot;✓&quot;)+([.D35]=&quot;✓&quot;)+([.E35]=&quot;✓&quot;)+([.F3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vice_query::single_fp_config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6]=&quot;✓&quot;)+([.D36]=&quot;✓&quot;)+([.E36]=&quot;✓&quot;)+([.F3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vice_query::global_mem_cache_typ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7]=&quot;✓&quot;)+([.D37]=&quot;✓&quot;)+([.E37]=&quot;✓&quot;)+([.F3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vice_query::global_mem_cacheline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8]=&quot;✓&quot;)+([.D38]=&quot;✓&quot;)+([.E38]=&quot;✓&quot;)+([.F3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vice_query::global_mem_cache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39]=&quot;✓&quot;)+([.D39]=&quot;✓&quot;)+([.E39]=&quot;✓&quot;)+([.F3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ce_query::global_mem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0]=&quot;✓&quot;)+([.D40]=&quot;✓&quot;)+([.E40]=&quot;✓&quot;)+([.F4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vice_query::max_constant_buffer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1]=&quot;✓&quot;)+([.D41]=&quot;✓&quot;)+([.E41]=&quot;✓&quot;)+([.F4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vice_query::max_constant_arg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2]=&quot;✓&quot;)+([.D42]=&quot;✓&quot;)+([.E42]=&quot;✓&quot;)+([.F4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vice_query::local_mem_typ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3]=&quot;✓&quot;)+([.D43]=&quot;✓&quot;)+([.E43]=&quot;✓&quot;)+([.F4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ice_query::local_mem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4]=&quot;✓&quot;)+([.D44]=&quot;✓&quot;)+([.E44]=&quot;✓&quot;)+([.F4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vice_query::error_correction_suppor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5]=&quot;✓&quot;)+([.D45]=&quot;✓&quot;)+([.E45]=&quot;✓&quot;)+([.F4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vice_query::profiling_timer_resolution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6]=&quot;✓&quot;)+([.D46]=&quot;✓&quot;)+([.E46]=&quot;✓&quot;)+([.F4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vice_query::endian_littl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7]=&quot;✓&quot;)+([.D47]=&quot;✓&quot;)+([.E47]=&quot;✓&quot;)+([.F4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vice_query::availabl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8]=&quot;✓&quot;)+([.D48]=&quot;✓&quot;)+([.E48]=&quot;✓&quot;)+([.F4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vice_query::compiler_availabl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49]=&quot;✓&quot;)+([.D49]=&quot;✓&quot;)+([.E49]=&quot;✓&quot;)+([.F4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vice_query::execution_capabilitie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0]=&quot;✓&quot;)+([.D50]=&quot;✓&quot;)+([.E50]=&quot;✓&quot;)+([.F5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vice_query::queue_propertie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1]=&quot;✓&quot;)+([.D51]=&quot;✓&quot;)+([.E51]=&quot;✓&quot;)+([.F5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vice_query::nam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2]=&quot;✓&quot;)+([.D52]=&quot;✓&quot;)+([.E52]=&quot;✓&quot;)+([.F5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vice_query::vendor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3]=&quot;✓&quot;)+([.D53]=&quot;✓&quot;)+([.E53]=&quot;✓&quot;)+([.F5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vice_query::driver_version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4]=&quot;✓&quot;)+([.D54]=&quot;✓&quot;)+([.E54]=&quot;✓&quot;)+([.F5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vice_query::profil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5]=&quot;✓&quot;)+([.D55]=&quot;✓&quot;)+([.E55]=&quot;✓&quot;)+([.F5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vice_query::version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6]=&quot;✓&quot;)+([.D56]=&quot;✓&quot;)+([.E56]=&quot;✓&quot;)+([.F5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vice_query::extension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7]=&quot;✓&quot;)+([.D57]=&quot;✓&quot;)+([.E57]=&quot;✓&quot;)+([.F5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vice_query::platform_id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8]=&quot;✓&quot;)+([.D58]=&quot;✓&quot;)+([.E58]=&quot;✓&quot;)+([.F5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vice_query::double_fp_config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59]=&quot;✓&quot;)+([.D59]=&quot;✓&quot;)+([.E59]=&quot;✓&quot;)+([.F5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vice_query::preferred_vector_width_half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0]=&quot;✓&quot;)+([.D60]=&quot;✓&quot;)+([.E60]=&quot;✓&quot;)+([.F6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vice_query::host_unified_memory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1]=&quot;✓&quot;)+([.D61]=&quot;✓&quot;)+([.E61]=&quot;✓&quot;)+([.F6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vice_query::native_vector_width_char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2]=&quot;✓&quot;)+([.D62]=&quot;✓&quot;)+([.E62]=&quot;✓&quot;)+([.F6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vice_query::native_vector_width_shor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3]=&quot;✓&quot;)+([.D63]=&quot;✓&quot;)+([.E63]=&quot;✓&quot;)+([.F6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vice_query::native_vector_width_in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4]=&quot;✓&quot;)+([.D64]=&quot;✓&quot;)+([.E64]=&quot;✓&quot;)+([.F6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vice_query::native_vector_width_long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5]=&quot;✓&quot;)+([.D65]=&quot;✓&quot;)+([.E65]=&quot;✓&quot;)+([.F6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vice_query::native_vector_width_floa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6]=&quot;✓&quot;)+([.D66]=&quot;✓&quot;)+([.E66]=&quot;✓&quot;)+([.F6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vice_query::native_vector_width_doubl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7]=&quot;✓&quot;)+([.D67]=&quot;✓&quot;)+([.E67]=&quot;✓&quot;)+([.F6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vice_query::native_vector_width_half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8]=&quot;✓&quot;)+([.D68]=&quot;✓&quot;)+([.E68]=&quot;✓&quot;)+([.F6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vice_query::opencl_c_version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69]=&quot;✓&quot;)+([.D69]=&quot;✓&quot;)+([.E69]=&quot;✓&quot;)+([.F6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vice_query::linker_availabl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0]=&quot;✓&quot;)+([.D70]=&quot;✓&quot;)+([.E70]=&quot;✓&quot;)+([.F7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vice_query::built_in_kernel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1]=&quot;✓&quot;)+([.D71]=&quot;✓&quot;)+([.E71]=&quot;✓&quot;)+([.F7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vice_query::image_max_buffer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2]=&quot;✓&quot;)+([.D72]=&quot;✓&quot;)+([.E72]=&quot;✓&quot;)+([.F7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vice_query::image_max_array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3]=&quot;✓&quot;)+([.D73]=&quot;✓&quot;)+([.E73]=&quot;✓&quot;)+([.F7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vice_query::parent_device_id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4]=&quot;✓&quot;)+([.D74]=&quot;✓&quot;)+([.E74]=&quot;✓&quot;)+([.F7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vice_query::partition_max_sub_device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5]=&quot;✓&quot;)+([.D75]=&quot;✓&quot;)+([.E75]=&quot;✓&quot;)+([.F7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vice_query::partition_properties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6]=&quot;✓&quot;)+([.D76]=&quot;✓&quot;)+([.E76]=&quot;✓&quot;)+([.F7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vice_query::partition_affinity_domain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7]=&quot;✓&quot;)+([.D77]=&quot;✓&quot;)+([.E77]=&quot;✓&quot;)+([.F7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vice_query::partition_typ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8]=&quot;✓&quot;)+([.D78]=&quot;✓&quot;)+([.E78]=&quot;✓&quot;)+([.F7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vice_query::reference_coun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79]=&quot;✓&quot;)+([.D79]=&quot;✓&quot;)+([.E79]=&quot;✓&quot;)+([.F7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vice_query::preferred_interop_user_sync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0]=&quot;✓&quot;)+([.D80]=&quot;✓&quot;)+([.E80]=&quot;✓&quot;)+([.F8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vice_query::printf_buffer_size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1]=&quot;✓&quot;)+([.D81]=&quot;✓&quot;)+([.E81]=&quot;✓&quot;)+([.F8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vice_query::image_pitch_alignmen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2]=&quot;✓&quot;)+([.D82]=&quot;✓&quot;)+([.E82]=&quot;✓&quot;)+([.F8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vice_query::image_base_address_alignment_selected() const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3]=&quot;✓&quot;)+([.D83]=&quot;✓&quot;)+([.E83]=&quot;✓&quot;)+([.F8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vice_query::select_id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4]=&quot;✓&quot;)+([.D84]=&quot;✓&quot;)+([.E84]=&quot;✓&quot;)+([.F8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vice_query::select_typ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5]=&quot;✓&quot;)+([.D85]=&quot;✓&quot;)+([.E85]=&quot;✓&quot;)+([.F8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vice_query::select_vendor_id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6]=&quot;✓&quot;)+([.D86]=&quot;✓&quot;)+([.E86]=&quot;✓&quot;)+([.F8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vice_query::select_max_compute_unit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7]=&quot;✓&quot;)+([.D87]=&quot;✓&quot;)+([.E87]=&quot;✓&quot;)+([.F8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vice_query::select_max_work_item_dimension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8]=&quot;✓&quot;)+([.D88]=&quot;✓&quot;)+([.E88]=&quot;✓&quot;)+([.F8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evice_query::select_max_work_group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89]=&quot;✓&quot;)+([.D89]=&quot;✓&quot;)+([.E89]=&quot;✓&quot;)+([.F8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evice_query::select_max_work_item_size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0]=&quot;✓&quot;)+([.D90]=&quot;✓&quot;)+([.E90]=&quot;✓&quot;)+([.F9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evice_query::select_preferred_vector_width_char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1]=&quot;✓&quot;)+([.D91]=&quot;✓&quot;)+([.E91]=&quot;✓&quot;)+([.F9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vice_query::select_preferred_vector_width_shor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2]=&quot;✓&quot;)+([.D92]=&quot;✓&quot;)+([.E92]=&quot;✓&quot;)+([.F9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vice_query::select_preferred_vector_width_in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3]=&quot;✓&quot;)+([.D93]=&quot;✓&quot;)+([.E93]=&quot;✓&quot;)+([.F9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evice_query::select_preferred_vector_width_long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4]=&quot;✓&quot;)+([.D94]=&quot;✓&quot;)+([.E94]=&quot;✓&quot;)+([.F9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evice_query::select_preferred_vector_width_floa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5]=&quot;✓&quot;)+([.D95]=&quot;✓&quot;)+([.E95]=&quot;✓&quot;)+([.F9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vice_query::select_preferred_vector_width_doubl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6]=&quot;✓&quot;)+([.D96]=&quot;✓&quot;)+([.E96]=&quot;✓&quot;)+([.F9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evice_query::select_max_clock_frequency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7]=&quot;✓&quot;)+([.D97]=&quot;✓&quot;)+([.E97]=&quot;✓&quot;)+([.F9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evice_query::select_address_bit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8]=&quot;✓&quot;)+([.D98]=&quot;✓&quot;)+([.E98]=&quot;✓&quot;)+([.F9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vice_query::select_max_read_image_arg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99]=&quot;✓&quot;)+([.D99]=&quot;✓&quot;)+([.E99]=&quot;✓&quot;)+([.F9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vice_query::select_max_write_image_arg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0]=&quot;✓&quot;)+([.D100]=&quot;✓&quot;)+([.E100]=&quot;✓&quot;)+([.F10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vice_query::select_max_mem_alloc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1]=&quot;✓&quot;)+([.D101]=&quot;✓&quot;)+([.E101]=&quot;✓&quot;)+([.F10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vice_query::select_image2d_max_width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2]=&quot;✓&quot;)+([.D102]=&quot;✓&quot;)+([.E102]=&quot;✓&quot;)+([.F10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vice_query::select_image2d_max_heigh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3]=&quot;✓&quot;)+([.D103]=&quot;✓&quot;)+([.E103]=&quot;✓&quot;)+([.F10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vice_query::select_image3d_max_width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4]=&quot;✓&quot;)+([.D104]=&quot;✓&quot;)+([.E104]=&quot;✓&quot;)+([.F10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evice_query::select_image3d_max_heigh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5]=&quot;✓&quot;)+([.D105]=&quot;✓&quot;)+([.E105]=&quot;✓&quot;)+([.F10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evice_query::select_image3d_max_depth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6]=&quot;✓&quot;)+([.D106]=&quot;✓&quot;)+([.E106]=&quot;✓&quot;)+([.F10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vice_query::select_image_suppor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7]=&quot;✓&quot;)+([.D107]=&quot;✓&quot;)+([.E107]=&quot;✓&quot;)+([.F10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vice_query::select_max_parameter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8]=&quot;✓&quot;)+([.D108]=&quot;✓&quot;)+([.E108]=&quot;✓&quot;)+([.F10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vice_query::select_max_sampler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09]=&quot;✓&quot;)+([.D109]=&quot;✓&quot;)+([.E109]=&quot;✓&quot;)+([.F10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evice_query::select_mem_base_addr_align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0]=&quot;✓&quot;)+([.D110]=&quot;✓&quot;)+([.E110]=&quot;✓&quot;)+([.F11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evice_query::select_min_data_type_align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1]=&quot;✓&quot;)+([.D111]=&quot;✓&quot;)+([.E111]=&quot;✓&quot;)+([.F11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evice_query::select_single_fp_config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2]=&quot;✓&quot;)+([.D112]=&quot;✓&quot;)+([.E112]=&quot;✓&quot;)+([.F11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evice_query::select_global_mem_cache_typ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3]=&quot;✓&quot;)+([.D113]=&quot;✓&quot;)+([.E113]=&quot;✓&quot;)+([.F11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evice_query::select_global_mem_cacheline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4]=&quot;✓&quot;)+([.D114]=&quot;✓&quot;)+([.E114]=&quot;✓&quot;)+([.F11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evice_query::select_global_mem_cache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5]=&quot;✓&quot;)+([.D115]=&quot;✓&quot;)+([.E115]=&quot;✓&quot;)+([.F11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vice_query::select_global_mem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6]=&quot;✓&quot;)+([.D116]=&quot;✓&quot;)+([.E116]=&quot;✓&quot;)+([.F1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vice_query::select_max_constant_buffer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7]=&quot;✓&quot;)+([.D117]=&quot;✓&quot;)+([.E117]=&quot;✓&quot;)+([.F11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vice_query::select_max_constant_arg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8]=&quot;✓&quot;)+([.D118]=&quot;✓&quot;)+([.E118]=&quot;✓&quot;)+([.F11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evice_query::select_local_mem_typ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19]=&quot;✓&quot;)+([.D119]=&quot;✓&quot;)+([.E119]=&quot;✓&quot;)+([.F11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evice_query::select_local_mem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0]=&quot;✓&quot;)+([.D120]=&quot;✓&quot;)+([.E120]=&quot;✓&quot;)+([.F12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evice_query::select_error_correction_suppor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1]=&quot;✓&quot;)+([.D121]=&quot;✓&quot;)+([.E121]=&quot;✓&quot;)+([.F12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evice_query::select_profiling_timer_resolution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2]=&quot;✓&quot;)+([.D122]=&quot;✓&quot;)+([.E122]=&quot;✓&quot;)+([.F12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evice_query::select_endian_littl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3]=&quot;✓&quot;)+([.D123]=&quot;✓&quot;)+([.E123]=&quot;✓&quot;)+([.F12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evice_query::select_availabl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4]=&quot;✓&quot;)+([.D124]=&quot;✓&quot;)+([.E124]=&quot;✓&quot;)+([.F12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evice_query::select_compiler_availabl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5]=&quot;✓&quot;)+([.D125]=&quot;✓&quot;)+([.E125]=&quot;✓&quot;)+([.F12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evice_query::select_execution_capabilitie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6]=&quot;✓&quot;)+([.D126]=&quot;✓&quot;)+([.E126]=&quot;✓&quot;)+([.F12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evice_query::select_queue_propertie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7]=&quot;✓&quot;)+([.D127]=&quot;✓&quot;)+([.E127]=&quot;✓&quot;)+([.F12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evice_query::select_nam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8]=&quot;✓&quot;)+([.D128]=&quot;✓&quot;)+([.E128]=&quot;✓&quot;)+([.F12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_query::select_vendor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29]=&quot;✓&quot;)+([.D129]=&quot;✓&quot;)+([.E129]=&quot;✓&quot;)+([.F12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evice_query::select_driver_version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0]=&quot;✓&quot;)+([.D130]=&quot;✓&quot;)+([.E130]=&quot;✓&quot;)+([.F13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vice_query::select_profil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1]=&quot;✓&quot;)+([.D131]=&quot;✓&quot;)+([.E131]=&quot;✓&quot;)+([.F13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evice_query::select_version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2]=&quot;✓&quot;)+([.D132]=&quot;✓&quot;)+([.E132]=&quot;✓&quot;)+([.F13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evice_query::select_extension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3]=&quot;✓&quot;)+([.D133]=&quot;✓&quot;)+([.E133]=&quot;✓&quot;)+([.F13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evice_query::select_platform_id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4]=&quot;✓&quot;)+([.D134]=&quot;✓&quot;)+([.E134]=&quot;✓&quot;)+([.F13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vice_query::select_double_fp_config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5]=&quot;✓&quot;)+([.D135]=&quot;✓&quot;)+([.E135]=&quot;✓&quot;)+([.F13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evice_query::select_preferred_vector_width_half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6]=&quot;✓&quot;)+([.D136]=&quot;✓&quot;)+([.E136]=&quot;✓&quot;)+([.F13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evice_query::select_host_unified_memory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7]=&quot;✓&quot;)+([.D137]=&quot;✓&quot;)+([.E137]=&quot;✓&quot;)+([.F13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evice_query::select_native_vector_width_char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8]=&quot;✓&quot;)+([.D138]=&quot;✓&quot;)+([.E138]=&quot;✓&quot;)+([.F13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vice_query::select_native_vector_width_shor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39]=&quot;✓&quot;)+([.D139]=&quot;✓&quot;)+([.E139]=&quot;✓&quot;)+([.F13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evice_query::select_native_vector_width_in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0]=&quot;✓&quot;)+([.D140]=&quot;✓&quot;)+([.E140]=&quot;✓&quot;)+([.F14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vice_query::select_native_vector_width_long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1]=&quot;✓&quot;)+([.D141]=&quot;✓&quot;)+([.E141]=&quot;✓&quot;)+([.F14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vice_query::select_native_vector_width_floa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2]=&quot;✓&quot;)+([.D142]=&quot;✓&quot;)+([.E142]=&quot;✓&quot;)+([.F14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evice_query::select_native_vector_width_doubl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3]=&quot;✓&quot;)+([.D143]=&quot;✓&quot;)+([.E143]=&quot;✓&quot;)+([.F14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evice_query::select_native_vector_width_half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4]=&quot;✓&quot;)+([.D144]=&quot;✓&quot;)+([.E144]=&quot;✓&quot;)+([.F14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evice_query::select_opencl_c_version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5]=&quot;✓&quot;)+([.D145]=&quot;✓&quot;)+([.E145]=&quot;✓&quot;)+([.F14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evice_query::select_linker_availabl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6]=&quot;✓&quot;)+([.D146]=&quot;✓&quot;)+([.E146]=&quot;✓&quot;)+([.F14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evice_query::select_built_in_kernel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7]=&quot;✓&quot;)+([.D147]=&quot;✓&quot;)+([.E147]=&quot;✓&quot;)+([.F14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evice_query::select_image_max_buffer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8]=&quot;✓&quot;)+([.D148]=&quot;✓&quot;)+([.E148]=&quot;✓&quot;)+([.F14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vice_query::select_image_max_array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49]=&quot;✓&quot;)+([.D149]=&quot;✓&quot;)+([.E149]=&quot;✓&quot;)+([.F14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evice_query::select_parent_device_id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0]=&quot;✓&quot;)+([.D150]=&quot;✓&quot;)+([.E150]=&quot;✓&quot;)+([.F15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evice_query::select_partition_max_sub_device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1]=&quot;✓&quot;)+([.D151]=&quot;✓&quot;)+([.E151]=&quot;✓&quot;)+([.F15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evice_query::select_partition_properties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2]=&quot;✓&quot;)+([.D152]=&quot;✓&quot;)+([.E152]=&quot;✓&quot;)+([.F15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evice_query::select_partition_affinity_domain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3]=&quot;✓&quot;)+([.D153]=&quot;✓&quot;)+([.E153]=&quot;✓&quot;)+([.F15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evice_query::select_partition_typ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4]=&quot;✓&quot;)+([.D154]=&quot;✓&quot;)+([.E154]=&quot;✓&quot;)+([.F15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evice_query::select_reference_coun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5]=&quot;✓&quot;)+([.D155]=&quot;✓&quot;)+([.E155]=&quot;✓&quot;)+([.F15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evice_query::select_preferred_interop_user_sync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6]=&quot;✓&quot;)+([.D156]=&quot;✓&quot;)+([.E156]=&quot;✓&quot;)+([.F15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evice_query::select_printf_buffer_size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7]=&quot;✓&quot;)+([.D157]=&quot;✓&quot;)+([.E157]=&quot;✓&quot;)+([.F157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evice_query::select_image_pitch_alignmen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8]=&quot;✓&quot;)+([.D158]=&quot;✓&quot;)+([.E158]=&quot;✓&quot;)+([.F158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vice_query::select_image_base_address_alignment(bool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59]=&quot;✓&quot;)+([.D159]=&quot;✓&quot;)+([.E159]=&quot;✓&quot;)+([.F15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perator==(device_query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0]=&quot;✓&quot;)+([.D160]=&quot;✓&quot;)+([.E160]=&quot;✓&quot;)+([.F160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operator!=(device_query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 table:style-name="Default"/>
          <table:table-cell table:style-name="ce6" table:formula="of:=([.C161]=&quot;✓&quot;)+([.D161]=&quot;✓&quot;)+([.E161]=&quot;✓&quot;)+([.F161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61]" office:value-type="float" office:value="160" calcext:value-type="float">
            <text:p>160</text:p>
          </table:table-cell>
          <table:covered-table-cell table:number-columns-repeated="5"/>
          <table:table-cell table:formula="of:=SUM([.G2:.G161])" office:value-type="float" office:value="480" calcext:value-type="float">
            <text:p>480</text:p>
          </table:table-cell>
          <table:table-cell table:formula="of:=4*[.A164]" office:value-type="float" office:value="640" calcext:value-type="float">
            <text:p>640</text:p>
          </table:table-cell>
          <table:table-cell table:style-name="ce5" table:formula="of:=[.G164]/[.H164]" office:value-type="percentage" office:value="0.75" calcext:value-type="percentage">
            <text:p>75.00%</text:p>
          </table:table-cell>
          <table:table-cell table:number-columns-repeated="1015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_layer_info.hpp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_layer_info::platform_layer_info(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_layer_info::clear(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_layer_info::get_platforms(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_layer_info::get_platforms() const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_layer_info::get_platform(const_device_info_ptr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form_layer_info::get_platform(const_device_info_ptr) const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tform_layer_info::get_devices(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8]=&quot;✓&quot;)+([.D8]=&quot;✓&quot;)+([.E8]=&quot;✓&quot;)+([.F8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form_layer_info::get_devices() const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9]=&quot;✓&quot;)+([.D9]=&quot;✓&quot;)+([.E9]=&quot;✓&quot;)+([.F9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tform_layer_info::get_devices(const_platform_info_ptr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0]=&quot;✓&quot;)+([.D10]=&quot;✓&quot;)+([.E10]=&quot;✓&quot;)+([.F10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tform_layer_info::get_devices(const_platform_info_ptr) const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1]=&quot;✓&quot;)+([.D11]=&quot;✓&quot;)+([.E11]=&quot;✓&quot;)+([.F11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tform_layer_info::push_back(device_info_ptr, platform_info_ptr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2]=&quot;✓&quot;)+([.D12]=&quot;✓&quot;)+([.E12]=&quot;✓&quot;)+([.F1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tform_layer_info::remove(const_platform_info_ptr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3]=&quot;✓&quot;)+([.D13]=&quot;✓&quot;)+([.E13]=&quot;✓&quot;)+([.F1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tform_layer_info::remove(const_device_info_ptr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4]=&quot;✓&quot;)+([.D14]=&quot;✓&quot;)+([.E14]=&quot;✓&quot;)+([.F1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tform_layer_info::empty() const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5]=&quot;✓&quot;)+([.D15]=&quot;✓&quot;)+([.E15]=&quot;✓&quot;)+([.F1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tform_layer_info::cmp(platform_layer_info const&amp;) const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tform_layer_info::indices() const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7]=&quot;✓&quot;)+([.D17]=&quot;✓&quot;)+([.E17]=&quot;✓&quot;)+([.F1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erator==(platform_layer_info const&amp;, platform_layer_info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8]=&quot;✓&quot;)+([.D18]=&quot;✓&quot;)+([.E18]=&quot;✓&quot;)+([.F18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rator!=(platform_layer_info const&amp;, platform_layer_info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19]=&quot;✓&quot;)+([.D19]=&quot;✓&quot;)+([.E19]=&quot;✓&quot;)+([.F19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19]" office:value-type="float" office:value="18" calcext:value-type="float">
            <text:p>18</text:p>
          </table:table-cell>
          <table:covered-table-cell/>
          <table:covered-table-cell table:number-columns-repeated="4" table:style-name="ce2"/>
          <table:table-cell table:style-name="Default" table:formula="of:=SUM([.G2:.G19])" office:value-type="float" office:value="54" calcext:value-type="float">
            <text:p>54</text:p>
          </table:table-cell>
          <table:table-cell table:formula="of:=4*[.A22]" office:value-type="float" office:value="72" calcext:value-type="float">
            <text:p>72</text:p>
          </table:table-cell>
          <table:table-cell table:style-name="ce5" table:formula="of:=[.G22]/[.H22]" office:value-type="percentage" office:value="0.75" calcext:value-type="percentage">
            <text:p>75.00%</text:p>
          </table:table-cell>
        </table:table-row>
      </table:table>
      <table:table table:name="context_info.hpp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_info::context_info()</text:p>
          </table:table-cell>
          <table:table-cell table:number-columns-repeated="4"/>
          <table:table-cell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_info::clear()</text:p>
          </table:table-cell>
          <table:table-cell table:number-columns-repeated="4"/>
          <table:table-cell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_info::cmp(context_info const&amp;) const</text:p>
          </table:table-cell>
          <table:table-cell table:number-columns-repeated="4"/>
          <table:table-cell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_info::ctx() const</text:p>
          </table:table-cell>
          <table:table-cell table:number-columns-repeated="4"/>
          <table:table-cell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_info::reference_count() const</text:p>
          </table:table-cell>
          <table:table-cell table:number-columns-repeated="4"/>
          <table:table-cell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_info::num_devices() const</text:p>
          </table:table-cell>
          <table:table-cell table:number-columns-repeated="4"/>
          <table:table-cell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_info::devices() const</text:p>
          </table:table-cell>
          <table:table-cell table:number-columns-repeated="4"/>
          <table:table-cell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_info::properties() const</text:p>
          </table:table-cell>
          <table:table-cell table:number-columns-repeated="4"/>
          <table:table-cell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_info::set_ctx(cl_context_id)</text:p>
          </table:table-cell>
          <table:table-cell table:number-columns-repeated="4"/>
          <table:table-cell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_info::set_reference_count(???)</text:p>
          </table:table-cell>
          <table:table-cell table:number-columns-repeated="4"/>
          <table:table-cell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_info::set_num_devices(???)</text:p>
          </table:table-cell>
          <table:table-cell table:number-columns-repeated="4"/>
          <table:table-cell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_info::set_devices(???)</text:p>
          </table:table-cell>
          <table:table-cell table:number-columns-repeated="4"/>
          <table:table-cell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_info::set_properties(???)</text:p>
          </table:table-cell>
          <table:table-cell table:number-columns-repeated="4"/>
          <table:table-cell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_info::clear_ctx(cl_context_id)</text:p>
          </table:table-cell>
          <table:table-cell table:number-columns-repeated="4"/>
          <table:table-cell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_info::clear_reference_count()</text:p>
          </table:table-cell>
          <table:table-cell table:number-columns-repeated="4"/>
          <table:table-cell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text_info::clear_num_devices()</text:p>
          </table:table-cell>
          <table:table-cell table:number-columns-repeated="4"/>
          <table:table-cell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text_info::clear_devices()</text:p>
          </table:table-cell>
          <table:table-cell table:number-columns-repeated="4"/>
          <table:table-cell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text_info::clear_properties()</text:p>
          </table:table-cell>
          <table:table-cell table:number-columns-repeated="4"/>
          <table:table-cell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text_info::has_ctx() const</text:p>
          </table:table-cell>
          <table:table-cell table:number-columns-repeated="4"/>
          <table:table-cell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text_info::has_reference_count() const</text:p>
          </table:table-cell>
          <table:table-cell table:number-columns-repeated="4"/>
          <table:table-cell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text_info::has_num_devices() const</text:p>
          </table:table-cell>
          <table:table-cell table:number-columns-repeated="4"/>
          <table:table-cell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text_info::has_devices() const</text:p>
          </table:table-cell>
          <table:table-cell table:number-columns-repeated="4"/>
          <table:table-cell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xt_info::has_properties() const</text:p>
          </table:table-cell>
          <table:table-cell table:number-columns-repeated="4"/>
          <table:table-cell table:formula="of:=([.C24]=&quot;✓&quot;)+([.D24]=&quot;✓&quot;)+([.E24]=&quot;✓&quot;)+([.F2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24]" office:value-type="float" office:value="23" calcext:value-type="float">
            <text:p>23</text:p>
          </table:table-cell>
          <table:covered-table-cell/>
          <table:covered-table-cell table:number-columns-repeated="4" table:style-name="ce2"/>
          <table:table-cell table:style-name="Default" table:formula="of:=SUM([.G2:.G24])" office:value-type="float" office:value="0" calcext:value-type="float">
            <text:p>0</text:p>
          </table:table-cell>
          <table:table-cell table:formula="of:=4*[.A27]" office:value-type="float" office:value="92" calcext:value-type="float">
            <text:p>92</text:p>
          </table:table-cell>
          <table:table-cell table:style-name="ce5" table:formula="of:=[.G27]/[.H27]" office:value-type="percentage" office:value="0" calcext:value-type="percentage">
            <text:p>0.00%</text:p>
          </table:table-cell>
        </table:table-row>
      </table:table>
      <table:table table:name="context_query.hpp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_query::context_query()</text:p>
          </table:table-cell>
          <table:table-cell table:number-columns-repeated="4"/>
          <table:table-cell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_query::context_query(bool)</text:p>
          </table:table-cell>
          <table:table-cell table:number-columns-repeated="4"/>
          <table:table-cell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_query::select_all()</text:p>
          </table:table-cell>
          <table:table-cell table:number-columns-repeated="4"/>
          <table:table-cell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_query::select_none()</text:p>
          </table:table-cell>
          <table:table-cell table:number-columns-repeated="4"/>
          <table:table-cell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_query::select_default()</text:p>
          </table:table-cell>
          <table:table-cell table:number-columns-repeated="4"/>
          <table:table-cell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_query::ctx_selected() const</text:p>
          </table:table-cell>
          <table:table-cell table:number-columns-repeated="4"/>
          <table:table-cell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_query::reference_count_selected() const</text:p>
          </table:table-cell>
          <table:table-cell table:number-columns-repeated="4"/>
          <table:table-cell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_query::num_devices_selected() const</text:p>
          </table:table-cell>
          <table:table-cell table:number-columns-repeated="4"/>
          <table:table-cell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_query::devices_selected() const</text:p>
          </table:table-cell>
          <table:table-cell table:number-columns-repeated="4"/>
          <table:table-cell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_query::properties_selected() const</text:p>
          </table:table-cell>
          <table:table-cell table:number-columns-repeated="4"/>
          <table:table-cell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_query::select_ctx(bool)</text:p>
          </table:table-cell>
          <table:table-cell table:number-columns-repeated="4"/>
          <table:table-cell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_query::select_reference_count(bool)</text:p>
          </table:table-cell>
          <table:table-cell table:number-columns-repeated="4"/>
          <table:table-cell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_query::select_num_devices(bool)</text:p>
          </table:table-cell>
          <table:table-cell table:number-columns-repeated="4"/>
          <table:table-cell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_query::select_devices(bool)</text:p>
          </table:table-cell>
          <table:table-cell table:number-columns-repeated="4"/>
          <table:table-cell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_query::select_properties(bool)</text:p>
          </table:table-cell>
          <table:table-cell table:number-columns-repeated="4"/>
          <table:table-cell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erator==(context_query const&amp;, context_query const&amp;)</text:p>
          </table:table-cell>
          <table:table-cell table:number-columns-repeated="4"/>
          <table:table-cell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erator!=(context_query const&amp;, context_query const&amp;)</text:p>
          </table:table-cell>
          <table:table-cell table:number-columns-repeated="4"/>
          <table:table-cell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18]" office:value-type="float" office:value="17" calcext:value-type="float">
            <text:p>17</text:p>
          </table:table-cell>
          <table:covered-table-cell/>
          <table:covered-table-cell table:number-columns-repeated="4" table:style-name="ce2"/>
          <table:table-cell table:style-name="Default" table:formula="of:=SUM([.G2:.G18])" office:value-type="float" office:value="0" calcext:value-type="float">
            <text:p>0</text:p>
          </table:table-cell>
          <table:table-cell table:formula="of:=4*[.A21]" office:value-type="float" office:value="68" calcext:value-type="float">
            <text:p>68</text:p>
          </table:table-cell>
          <table:table-cell table:style-name="ce5" table:formula="of:=[.G21]/[.H21]" office:value-type="percentage" office:value="0" calcext:value-type="percentage">
            <text:p>0.00%</text:p>
          </table:table-cell>
        </table:table-row>
      </table:table>
      <table:table table:name="summary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7" table:number-columns-repeated="1020" table:default-cell-style-name="Default"/>
        <table:table-row table:style-name="ro1">
          <table:table-cell table:style-name="Heading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20"/>
        </table:table-row>
        <table:table-row table:style-name="ro1">
          <table:table-cell office:value-type="string" calcext:value-type="string">
            <text:p>platform_info.hpp</text:p>
          </table:table-cell>
          <table:table-cell table:formula="of:=[$'platform_info.hpp'.G33]" office:value-type="float" office:value="87" calcext:value-type="float">
            <text:p>87</text:p>
          </table:table-cell>
          <table:table-cell table:formula="of:=[$'platform_info.hpp'.H33]" office:value-type="float" office:value="116" calcext:value-type="float">
            <text:p>116</text:p>
          </table:table-cell>
          <table:table-cell table:formula="of:=[$'platform_info.hpp'.I33]" office:value-type="percentage" office:value="0.75" calcext:value-type="percentage">
            <text:p>7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_query.hpp</text:p>
          </table:table-cell>
          <table:table-cell table:formula="of:=[$'platform_query.hpp'.G23]" office:value-type="float" office:value="57" calcext:value-type="float">
            <text:p>57</text:p>
          </table:table-cell>
          <table:table-cell table:formula="of:=[$'platform_query.hpp'.H23]" office:value-type="float" office:value="76" calcext:value-type="float">
            <text:p>76</text:p>
          </table:table-cell>
          <table:table-cell table:formula="of:=[$'platform_query.hpp'.I23]" office:value-type="percentage" office:value="0.75" calcext:value-type="percentage">
            <text:p>7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_info.hpp</text:p>
          </table:table-cell>
          <table:table-cell table:formula="of:=[$'device_info.hpp'.G313]" office:value-type="float" office:value="927" calcext:value-type="float">
            <text:p>927</text:p>
          </table:table-cell>
          <table:table-cell table:formula="of:=[$'device_info.hpp'.H313]" office:value-type="float" office:value="1236" calcext:value-type="float">
            <text:p>1236</text:p>
          </table:table-cell>
          <table:table-cell table:formula="of:=[$'device_info.hpp'.I313]" office:value-type="percentage" office:value="0.75" calcext:value-type="percentage">
            <text:p>7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_query.hpp</text:p>
          </table:table-cell>
          <table:table-cell table:formula="of:=[$'device_query.hpp'.G164]" office:value-type="float" office:value="480" calcext:value-type="float">
            <text:p>480</text:p>
          </table:table-cell>
          <table:table-cell table:formula="of:=[$'device_query.hpp'.H164]" office:value-type="float" office:value="640" calcext:value-type="float">
            <text:p>640</text:p>
          </table:table-cell>
          <table:table-cell table:formula="of:=[$'device_query.hpp'.I164]" office:value-type="percentage" office:value="0.75" calcext:value-type="percentage">
            <text:p>7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_layer_info.hpp</text:p>
          </table:table-cell>
          <table:table-cell table:formula="of:=[$'platform_layer_info.hpp'.G22]" office:value-type="float" office:value="54" calcext:value-type="float">
            <text:p>54</text:p>
          </table:table-cell>
          <table:table-cell table:formula="of:=[$'platform_layer_info.hpp'.H22]" office:value-type="float" office:value="72" calcext:value-type="float">
            <text:p>72</text:p>
          </table:table-cell>
          <table:table-cell table:formula="of:=[$'platform_layer_info.hpp'.I22]" office:value-type="percentage" office:value="0.75" calcext:value-type="percentage">
            <text:p>7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_info.hpp</text:p>
          </table:table-cell>
          <table:table-cell table:formula="of:=[$'context_info.hpp'.G27]" office:value-type="float" office:value="0" calcext:value-type="float">
            <text:p>0</text:p>
          </table:table-cell>
          <table:table-cell table:formula="of:=[$'context_info.hpp'.H27]" office:value-type="float" office:value="92" calcext:value-type="float">
            <text:p>92</text:p>
          </table:table-cell>
          <table:table-cell table:formula="of:=[$'context_info.hpp'.I27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_query.hpp</text:p>
          </table:table-cell>
          <table:table-cell table:formula="of:=[$'context_query.hpp'.G21]" office:value-type="float" office:value="0" calcext:value-type="float">
            <text:p>0</text:p>
          </table:table-cell>
          <table:table-cell table:formula="of:=[$'context_query.hpp'.H21]" office:value-type="float" office:value="68" calcext:value-type="float">
            <text:p>68</text:p>
          </table:table-cell>
          <table:table-cell table:formula="of:=[$'context_query.hpp'.I21]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1605" calcext:value-type="float">
            <text:p>1605</text:p>
          </table:table-cell>
          <table:table-cell table:formula="of:=SUM([.C2:.C8])" office:value-type="float" office:value="2300" calcext:value-type="float">
            <text:p>2300</text:p>
          </table:table-cell>
          <table:table-cell table:formula="of:=[.B9]/[.C9]" office:value-type="percentage" office:value="0.697826086956522" calcext:value-type="percentage">
            <text:p>69.78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1:26:38.71414081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3T02:46:22.154243016</dc:date>
    <dc:creator>Paweł Tomulik</dc:creator>
    <meta:editing-duration>PT7H21M53S</meta:editing-duration>
    <meta:editing-cycles>156</meta:editing-cycles>
    <meta:generator>LibreOffice/4.3.3.2$Linux_X86_64 LibreOffice_project/430m0$Build-2</meta:generator>
    <meta:document-statistic meta:table-count="8" meta:cell-count="3477" meta:object-count="0"/>
  </office:meta>
</office:document-meta>
</file>